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master-page-name="Standard">
      <style:paragraph-properties fo:text-align="justify" style:justify-single-word="false" style:page-number="auto"/>
      <style:text-properties fo:font-size="12pt" style:font-size-asian="12pt"/>
    </style:style>
    <style:style style:name="P2" style:family="paragraph" style:parent-style-name="Standard">
      <style:paragraph-properties fo:text-align="justify" style:justify-single-word="false"/>
      <style:text-properties fo:font-size="12pt" fo:font-weight="bold" style:font-size-asian="12pt" style:font-weight-asian="bold"/>
    </style:style>
    <style:style style:name="P3" style:family="paragraph" style:parent-style-name="Standard" style:list-style-name="WW8Num5">
      <style:paragraph-properties style:text-autospace="none"/>
    </style:style>
    <style:style style:name="P4" style:family="paragraph" style:parent-style-name="Standard">
      <style:paragraph-properties fo:text-align="justify" style:justify-single-word="false"/>
    </style:style>
    <style:style style:name="P5" style:family="paragraph" style:parent-style-name="Standard" style:list-style-name="WW8Num5">
      <style:paragraph-properties fo:text-align="justify" style:justify-single-word="false"/>
    </style:style>
    <style:style style:name="P6" style:family="paragraph" style:parent-style-name="Standard" style:list-style-name="WW8Num5">
      <style:paragraph-properties fo:text-align="justify" style:justify-single-word="false" style:text-autospace="none"/>
    </style:style>
    <style:style style:name="P7" style:family="paragraph" style:parent-style-name="Standard">
      <style:paragraph-properties fo:text-align="justify" style:justify-single-word="false"/>
      <style:text-properties fo:font-weight="bold" style:font-weight-asian="bold"/>
    </style:style>
    <style:style style:name="P8" style:family="paragraph" style:parent-style-name="Standard" style:list-style-name="WW8Num5">
      <style:paragraph-properties fo:text-align="justify" style:justify-single-word="false"/>
      <style:text-properties fo:font-weight="bold" style:font-weight-asian="bold"/>
    </style:style>
    <style:style style:name="P9" style:family="paragraph" style:parent-style-name="Standard">
      <style:paragraph-properties style:text-autospace="none"/>
      <style:text-properties fo:font-weight="bold" style:font-weight-asian="bold" style:font-size-complex="11pt" style:font-weight-complex="bold"/>
    </style:style>
    <style:style style:name="P10" style:family="paragraph" style:parent-style-name="Standard">
      <style:paragraph-properties fo:text-align="justify" style:justify-single-word="false"/>
      <style:text-properties fo:color="#000000" fo:font-weight="bold" style:font-weight-asian="bold"/>
    </style:style>
    <style:style style:name="P11" style:family="paragraph" style:parent-style-name="Standard" style:list-style-name="WW8Num5">
      <style:paragraph-properties fo:text-align="justify" style:justify-single-word="false"/>
      <style:text-properties fo:color="#000000" fo:font-weight="bold" style:font-weight-asian="bold"/>
    </style:style>
    <style:style style:name="P12" style:family="paragraph" style:parent-style-name="Standard" style:list-style-name="WW8Num5">
      <style:paragraph-properties fo:text-align="justify" style:justify-single-word="false" style:text-autospace="none"/>
      <style:text-properties fo:color="#000000" fo:font-weight="bold" style:font-weight-asian="bold"/>
    </style:style>
    <style:style style:name="P13" style:family="paragraph" style:parent-style-name="Standard">
      <style:paragraph-properties fo:text-align="justify" style:justify-single-word="false" style:text-autospace="none"/>
      <style:text-properties fo:color="#000000" fo:font-weight="bold" style:font-weight-asian="bold"/>
    </style:style>
    <style:style style:name="P14" style:family="paragraph" style:parent-style-name="Standard" style:list-style-name="WW8Num5">
      <style:paragraph-properties fo:text-align="justify" style:justify-single-word="false" style:text-autospace="none"/>
      <style:text-properties fo:color="#000000"/>
    </style:style>
    <style:style style:name="P15" style:family="paragraph" style:parent-style-name="Standard">
      <style:paragraph-properties fo:text-align="justify" style:justify-single-word="false" style:text-autospace="none"/>
      <style:text-properties fo:color="#000000"/>
    </style:style>
    <style:style style:name="P16" style:family="paragraph" style:parent-style-name="Standard" style:list-style-name="WW8Num20">
      <style:paragraph-properties fo:text-align="justify" style:justify-single-word="false" style:text-autospace="none"/>
      <style:text-properties fo:color="#000000"/>
    </style:style>
    <style:style style:name="P17" style:family="paragraph" style:parent-style-name="Standard" style:list-style-name="WW8Num30">
      <style:paragraph-properties fo:text-align="justify" style:justify-single-word="false" style:text-autospace="none"/>
      <style:text-properties fo:color="#000000"/>
    </style:style>
    <style:style style:name="P18" style:family="paragraph" style:parent-style-name="Standard" style:list-style-name="WW8Num3">
      <style:paragraph-properties fo:text-align="justify" style:justify-single-word="false" style:text-autospace="none"/>
      <style:text-properties fo:color="#000000"/>
    </style:style>
    <style:style style:name="P19" style:family="paragraph" style:parent-style-name="Standard" style:list-style-name="WW8Num19">
      <style:paragraph-properties style:text-autospace="none"/>
      <style:text-properties style:font-size-complex="11pt"/>
    </style:style>
    <style:style style:name="P20" style:family="paragraph" style:parent-style-name="Standard" style:list-style-name="WW8Num19">
      <style:paragraph-properties style:text-autospace="none"/>
      <style:text-properties style:text-underline-style="solid" style:text-underline-width="auto" style:text-underline-color="font-color"/>
    </style:style>
    <style:style style:name="P21" style:family="paragraph" style:parent-style-name="Standard" style:list-style-name="WW8Num19">
      <style:paragraph-properties style:text-autospace="none"/>
    </style:style>
    <style:style style:name="P22" style:family="paragraph" style:parent-style-name="Standard" style:list-style-name="WW8Num19">
      <style:paragraph-properties style:text-autospace="none"/>
      <style:text-properties fo:language="en" fo:country="GB" style:font-size-complex="11pt"/>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text-autospace="none"/>
    </style:style>
    <style:style style:name="P25" style:family="paragraph" style:parent-style-name="Standard">
      <style:paragraph-properties fo:margin-left="1.27cm" fo:margin-right="0cm" fo:text-align="justify" style:justify-single-word="false" fo:text-indent="0cm" style:auto-text-indent="false" style:text-autospace="none"/>
      <style:text-properties fo:color="#000000"/>
    </style:style>
    <style:style style:name="P26" style:family="paragraph" style:parent-style-name="Standard">
      <style:paragraph-properties fo:margin-left="2.54cm" fo:margin-right="0cm" fo:text-align="justify" style:justify-single-word="false" fo:text-indent="-0.635cm" style:auto-text-indent="false"/>
    </style:style>
    <style:style style:name="P27" style:family="paragraph" style:parent-style-name="Standard">
      <style:paragraph-properties fo:margin-left="3.493cm" fo:margin-right="0cm" fo:text-align="justify" style:justify-single-word="false" fo:text-indent="0cm" style:auto-text-indent="false"/>
    </style:style>
    <style:style style:name="P28" style:family="paragraph" style:parent-style-name="Standard">
      <style:paragraph-properties fo:margin-left="3.493cm" fo:margin-right="0cm" fo:text-align="justify" style:justify-single-word="false" fo:text-indent="0cm" style:auto-text-indent="false" style:text-autospace="none"/>
      <style:text-properties fo:color="#000000"/>
    </style:style>
    <style:style style:name="P29" style:family="paragraph" style:parent-style-name="Standard">
      <style:paragraph-properties fo:margin-left="2.858cm" fo:margin-right="0cm" fo:text-align="justify" style:justify-single-word="false" fo:text-indent="0cm" style:auto-text-indent="false"/>
    </style:style>
    <style:style style:name="P30" style:family="paragraph" style:parent-style-name="Standard">
      <style:paragraph-properties fo:margin-left="2.858cm" fo:margin-right="0cm" fo:text-align="justify" style:justify-single-word="false" fo:text-indent="0cm" style:auto-text-indent="false" style:text-autospace="none"/>
    </style:style>
    <style:style style:name="P31" style:family="paragraph" style:parent-style-name="Standard">
      <style:paragraph-properties fo:margin-left="0cm" fo:margin-right="0cm" fo:text-align="justify" style:justify-single-word="false" fo:text-indent="0.635cm" style:auto-text-indent="false"/>
    </style:style>
    <style:style style:name="P32" style:family="paragraph" style:parent-style-name="Standard">
      <style:paragraph-properties fo:margin-left="1.905cm" fo:margin-right="0cm" fo:text-align="justify" style:justify-single-word="false" fo:text-indent="0cm" style:auto-text-indent="false" style:text-autospace="none"/>
      <style:text-properties fo:color="#000000" style:font-size-complex="11pt"/>
    </style:style>
    <style:style style:name="P33" style:family="paragraph" style:parent-style-name="Standard">
      <style:paragraph-properties fo:margin-left="1.905cm" fo:margin-right="0cm" fo:text-align="justify" style:justify-single-word="false" fo:text-indent="0cm" style:auto-text-indent="false" style:text-autospace="none"/>
      <style:text-properties fo:color="#000000"/>
    </style:style>
    <style:style style:name="P34" style:family="paragraph" style:parent-style-name="Standard">
      <style:paragraph-properties fo:margin-left="2.498cm" fo:margin-right="0cm" fo:text-align="justify" style:justify-single-word="false" fo:text-indent="0cm" style:auto-text-indent="false" style:text-autospace="none"/>
    </style:style>
    <style:style style:name="P35" style:family="paragraph" style:parent-style-name="Standard">
      <style:paragraph-properties fo:margin-left="2.498cm" fo:margin-right="0cm" fo:text-align="justify" style:justify-single-word="false" fo:text-indent="0cm" style:auto-text-indent="false" style:text-autospace="none"/>
      <style:text-properties fo:color="#000000"/>
    </style:style>
    <style:style style:name="P36" style:family="paragraph" style:parent-style-name="Standard">
      <style:paragraph-properties fo:margin-left="3.874cm" fo:margin-right="0cm" fo:text-align="justify" style:justify-single-word="false" fo:text-indent="0.254cm" style:auto-text-indent="false" style:text-autospace="none"/>
      <style:text-properties fo:color="#000000"/>
    </style:style>
    <style:style style:name="P37" style:family="paragraph" style:parent-style-name="Standard">
      <style:paragraph-properties fo:margin-left="1.312cm" fo:margin-right="0cm" fo:text-align="justify" style:justify-single-word="false" fo:text-indent="1.228cm" style:auto-text-indent="false" style:text-autospace="none"/>
      <style:text-properties fo:color="#000000"/>
    </style:style>
    <style:style style:name="P38" style:family="paragraph" style:parent-style-name="Standard">
      <style:paragraph-properties fo:margin-left="2.54cm" fo:margin-right="0cm" fo:text-align="justify" style:justify-single-word="false" fo:text-indent="0cm" style:auto-text-indent="false" style:text-autospace="none"/>
      <style:text-properties fo:color="#000000"/>
    </style:style>
    <style:style style:name="P39" style:family="paragraph" style:parent-style-name="Standard">
      <style:paragraph-properties fo:margin-left="2.54cm" fo:margin-right="0cm" fo:text-align="justify" style:justify-single-word="false" fo:text-indent="0cm" style:auto-text-indent="false" style:text-autospace="none"/>
      <style:text-properties fo:color="#000000" style:text-underline-style="solid" style:text-underline-width="auto" style:text-underline-color="font-color"/>
    </style:style>
    <style:style style:name="P40" style:family="paragraph" style:parent-style-name="Standard">
      <style:paragraph-properties fo:margin-left="3.239cm" fo:margin-right="0cm" fo:text-align="justify" style:justify-single-word="false" fo:text-indent="0.889cm" style:auto-text-indent="false" style:text-autospace="none"/>
      <style:text-properties fo:color="#000000"/>
    </style:style>
    <style:style style:name="P41" style:family="paragraph" style:parent-style-name="Standard">
      <style:paragraph-properties fo:margin-left="2.9cm" fo:margin-right="0cm" fo:text-align="justify" style:justify-single-word="false" fo:text-indent="1.228cm" style:auto-text-indent="false" style:text-autospace="none"/>
      <style:text-properties fo:color="#000000"/>
    </style:style>
    <style:style style:name="P42" style:family="paragraph" style:parent-style-name="Standard">
      <style:paragraph-properties fo:margin-left="1.249cm" fo:margin-right="0cm" fo:text-align="justify" style:justify-single-word="false" fo:text-indent="0cm" style:auto-text-indent="false" style:text-autospace="none"/>
    </style:style>
    <style:style style:name="P43" style:family="paragraph" style:parent-style-name="Standard">
      <style:paragraph-properties fo:margin-left="4.128cm" fo:margin-right="0cm" fo:text-align="justify" style:justify-single-word="false" fo:text-indent="0cm" style:auto-text-indent="false" style:text-autospace="none"/>
      <style:text-properties fo:color="#000000"/>
    </style:style>
    <style:style style:name="P44" style:family="paragraph" style:parent-style-name="Standard">
      <style:paragraph-properties fo:margin-left="0.635cm" fo:margin-right="0cm" fo:text-indent="0cm" style:auto-text-indent="false" style:text-autospace="none"/>
    </style:style>
    <style:style style:name="P45" style:family="paragraph" style:parent-style-name="Text_20_body_20_indent">
      <style:paragraph-properties fo:text-align="justify" style:justify-single-word="false"/>
      <style:text-properties style:font-name="Times New Roman" fo:font-size="12pt" style:font-size-asian="12pt" style:font-name-complex="Times New Roman"/>
    </style:style>
    <style:style style:name="P46" style:family="paragraph" style:parent-style-name="Header">
      <style:paragraph-properties style:text-autospace="none">
        <style:tab-stops/>
      </style:paragraph-properties>
      <style:text-properties fo:color="#000000"/>
    </style:style>
    <style:style style:name="P47" style:family="paragraph" style:parent-style-name="Header">
      <style:paragraph-properties fo:text-align="end" style:justify-single-word="false"/>
      <style:text-properties fo:language="es" fo:country="MX" fo:font-weight="bold" style:font-weight-asian="bold" style:font-weight-complex="bold"/>
    </style:style>
    <style:style style:name="P48" style:family="paragraph" style:parent-style-name="Header">
      <style:paragraph-properties fo:text-align="end" style:justify-single-word="false"/>
      <style:text-properties fo:font-size="8pt" fo:language="es" fo:country="MX" fo:font-weight="bold" style:font-size-asian="8pt"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font-style-complex="italic"/>
    </style:style>
    <style:style style:name="T7" style:family="text">
      <style:text-properties fo:language="en" fo:country="GB"/>
    </style:style>
    <style:style style:name="T8" style:family="text">
      <style:text-properties fo:color="#ff9900"/>
    </style:style>
    <style:style style:name="T9" style:family="text">
      <style:text-properties fo:color="#000000"/>
    </style:style>
    <style:style style:name="T10" style:family="text">
      <style:text-properties fo:color="#0000ff"/>
    </style:style>
    <style:style style:name="T11" style:family="text">
      <style:text-properties style:font-size-complex="11pt"/>
    </style:style>
    <style:style style:name="T12" style:family="text">
      <style:text-properties style:font-size-complex="9.5pt"/>
    </style:style>
    <style:style style:name="T13" style:family="text">
      <style:text-properties style:font-name="Times New Roman" fo:font-size="12pt" style:font-size-asian="12pt" style:font-name-complex="Times New Roman"/>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MIENTOS TÉCNICOS EN SEGURIDAD DE LOS PSC</text:p>
      <text:p text:style-name="P2"/>
      <text:list xml:id="list7286533220348319714" text:style-name="WW8Num5">
        <text:list-item>
          <text:p text:style-name="P8">ESTRUCTURA DE CERTIFICADOS.</text:p>
        </text:list-item>
      </text:list>
      <text:p text:style-name="P7"/>
      <text:list xml:id="list144048476369689" text:continue-numbering="true" text:style-name="WW8Num5">
        <text:list-item>
          <text:list>
            <text:list-item>
              <text:p text:style-name="P5">El certificado digital emitido por el PSC debe contener los datos que aparecen en el artículo 108 del Código de Comercio, para ser considerado válido.</text:p>
            </text:list-item>
            <text:list-item>
              <text:p text:style-name="P5">La estructura de datos del certificado digital debe <text:s/>cumplir con el estándar ISO/IEC 9594-8; además de contener los datos que se indican en el punto anterior.</text:p>
            </text:list-item>
            <text:list-item>
              <text:p text:style-name="P5">Los algoritmos utilizados para la firma electrónica deben ser los estándares de la industria<text:span text:style-name="Footnote_20_Symbol"><text:note text:id="ftn1" text:note-class="footnote"><text:note-citation text:label="1">1</text:note-citation><text:note-body><text:p text:style-name="Footnote"/></text:note-body></text:note></text:span>, <text:s/>que provean un nivel adecuado de seguridad tanto para la firma del PSC como del titular.</text:p>
            </text:list-item>
            <text:list-item>
              <text:p text:style-name="P5">El tamaño de las llaves privada y pública deben proveer el nivel de seguridad que prevalezca en la industria tanto para la firma del PSC como del titular.</text:p>
            </text:list-item>
            <text:list-item>
              <text:p text:style-name="P5">Se utilizarán funciones <text:span text:style-name="T4">hash</text:span> estándares de la industria y de preferencia las más recientes que hayan sido aprobadas, que provean el adecuado nivel de seguridad para las firmas tanto del PSC como del titular.</text:p>
            </text:list-item>
            <text:list-item>
              <text:p text:style-name="P5">Contendrán referencia o información suficiente para identificar y/o localizar uno o más sitios de consulta donde se publiquen las notificaciones de revocación o suspensión del certificado.</text:p>
            </text:list-item>
          </text:list>
        </text:list-item>
      </text:list>
      <text:p text:style-name="P7"/>
      <text:list xml:id="list144048307710186" text:continue-numbering="true" text:style-name="WW8Num5">
        <text:list-item>
          <text:p text:style-name="P8">ESTRUCTURA DE LISTA DE CERTIFICADOS REVOCADOS (CRL)</text:p>
        </text:list-item>
      </text:list>
      <text:p text:style-name="P7"/>
      <text:list xml:id="list144048468100452" text:continue-numbering="true" text:style-name="WW8Num5">
        <text:list-item>
          <text:list>
            <text:list-item>
              <text:p text:style-name="P5">La estructura e información de la lista de certificados revocados deberá de cumplir con el estándar ISO/IEC 9594-8.</text:p>
            </text:list-item>
            <text:list-item>
              <text:p text:style-name="P5">Debe incluir por lo menos la siguiente información: la lista de los certificados revocados con su número de serie con fecha y hora, la identificación del algoritmo de firma utilizado<text:span text:style-name="Footnote_20_Symbol"><text:note text:id="ftn2" text:note-class="footnote"><text:note-citation>1</text:note-citation><text:note-body><text:p text:style-name="Footnote"><text:span text:style-name="T7"><text:s/>RFC 3280. Internet X509 Public Key Infraestructure Certificate and Certificate Revocation List (CRL) Profile (Obsoletes 2459), R. Housley, W. Polk, W. Ford, D. Solo, April 2002.</text:span></text:p></text:note-body></text:note></text:span>, el nombre del emisor, fecha y hora en que fue emitida la CRL, fecha de la próxima CRL.</text:p>
            </text:list-item>
          </text:list>
        </text:list-item>
      </text:list>
      <text:p text:style-name="P23"/>
      <text:list xml:id="list144049059550745" text:continue-numbering="true" text:style-name="WW8Num5">
        <text:list-item>
          <text:p text:style-name="P8">REGISTRO DE ACCESO PÚBLICO.</text:p>
        </text:list-item>
      </text:list>
      <text:p text:style-name="P7"/>
      <text:list xml:id="list144049691570275" text:continue-numbering="true" text:style-name="WW8Num5">
        <text:list-item>
          <text:list>
            <text:list-item>
              <text:p text:style-name="P5">El PSC contará con un sistema de consulta remota al registro de certificados emitidos, indicando el estado del certificado digital: vigente, suspendido o revocado; copia de la CRL actualizada cada 24 hrs. Este registro público de certificados digitales se utilizará para consulta de titulares de manera continua, <text:s/>regular y segura.</text:p>
            </text:list-item>
            <text:list-item>
              <text:p text:style-name="P5">Procedimiento que informe de las características de los procesos de creación y verificación de firma electrónica, y las reglas sobre prácticas de certificación.</text:p>
            </text:list-item>
            <text:list-item>
              <text:p text:style-name="P5">Procedimientos para dejar sin efecto temporal o definitivo los certificados.</text:p>
            </text:list-item>
            <text:list-item>
              <text:p text:style-name="P5">Procedimientos para publicar las resoluciones de la Entidad Acreditadora que le afecten. Además, debe incluir la Política de Certificación de Firma Electrónica y la Declaración de Prácticas de Certificación.</text:p>
            </text:list-item>
            <text:list-item>
              <text:p text:style-name="P5">El sitio debe tener una disponibilidad del 99%, tener mecanismos redundantes o alternativos de conexión y sitios alternos de emergencia que se activen automática o manualmente en caso de desastres.</text:p>
            </text:list-item>
            <text:list-item>
              <text:p text:style-name="P5"><text:soft-page-break/>Se protegerá la integridad y disponibilidad de la información utilizando tecnología y medidas de seguridad tanto físicas como lógicas, para mitigar el riesgo y ataques maliciosos en contra del sitio tanto interna como externamente.</text:p>
            </text:list-item>
            <text:list-item>
              <text:p text:style-name="P5">El Registro de Acceso al Público deberá de seguir el estándar ISO/IEC 9594-8</text:p>
            </text:list-item>
          </text:list>
        </text:list-item>
      </text:list>
      <text:p text:style-name="P23"/>
      <text:list xml:id="list144050051858624" text:continue-numbering="true" text:style-name="WW8Num5">
        <text:list-item>
          <text:p text:style-name="P8">MODELO DE CONFIANZA Y GARANTÍA.</text:p>
        </text:list-item>
      </text:list>
      <text:p text:style-name="P7"/>
      <text:list xml:id="list144048280064627" text:continue-numbering="true" text:style-name="WW8Num5">
        <text:list-item>
          <text:list>
            <text:list-item>
              <text:p text:style-name="P5">Se establecerá un mecanismo que permita a los receptores de certificados verificar, directamente y mediante consulta electrónica, la validez de todos los certificados que reciban. </text:p>
            </text:list-item>
            <text:list-item>
              <text:p text:style-name="P5">El Modelo de Confianza deberá de seguir el estándar ISO/IEC 9594-8</text:p>
            </text:list-item>
          </text:list>
        </text:list-item>
      </text:list>
      <text:p text:style-name="P4"/>
      <text:list xml:id="list144049021062884" text:continue-numbering="true" text:style-name="WW8Num5">
        <text:list-item>
          <text:p text:style-name="P8">EVALUACIÓN DE RIESGOS Y AMENAZAS.</text:p>
        </text:list-item>
      </text:list>
      <text:p text:style-name="P7"/>
      <text:list xml:id="list144049515815738" text:continue-numbering="true" text:style-name="WW8Num5">
        <text:list-item>
          <text:list>
            <text:list-item>
              <text:p text:style-name="P5">Dado que el producto principal de un PSC es la “confianza”, <text:s/>el requerimiento fundamental para un PSC es demostrar <text:s/>una clara comprensión de las amenazas de seguridad enfrentadas por el negocio y poder mostrar planes efectivos para reducir el riesgo residual a un nivel aceptable, para ello será necesario un proceso de administración del riesgo que generalmente consta de:</text:p>
              <text:list>
                <text:list-item>
                  <text:p text:style-name="P5">Valoración de los riesgos: identificar y valorar riesgos e impactos; así como recomendación de medidas para reducirlos.</text:p>
                </text:list-item>
                <text:list-item>
                  <text:p text:style-name="P5">Disminución de los riesgos: implementación de medidas de seguridad.</text:p>
                </text:list-item>
                <text:list-item>
                  <text:p text:style-name="P5">Manutención: proceso de evaluación continua para adecuar la valoración de riesgos a condiciones cambiantes del entorno.</text:p>
                </text:list-item>
              </text:list>
            </text:list-item>
          </text:list>
        </text:list-item>
      </text:list>
      <text:p text:style-name="P26">2.<text:tab/>Se recomienda seguir un proceso similar al descrito en los documentos que aparecen al pie de nota<text:span text:style-name="Footnote_20_Symbol"><text:note text:id="ftn3" text:note-class="footnote"><text:note-citation>2</text:note-citation><text:note-body><text:p text:style-name="Footnote"><text:span text:style-name="T7"><text:s/>Risk Management Guide for Information Technology Systems, Special Publication 800-30. Recommendations of the National Institute of Standards and Technology, October 2001.</text:span></text:p></text:note-body></text:note></text:span><text:span text:style-name="Footnote_20_Symbol"><text:note text:id="ftn4" text:note-class="footnote"><text:note-citation text:label=",">,</text:note-citation><text:note-body><text:p text:style-name="Footnote"><text:span text:style-name="Footnote_20_Symbol"><text:span text:style-name="T7">3</text:span></text:span><text:span text:style-name="T7"> Handbook 3, Risk Management, Version 1., Australian Communications Electronic Security Instruction 33 (ACSI 33).</text:span></text:p></text:note-body></text:note></text:span><text:span text:style-name="Footnote_20_Symbol">3</text:span></text:p>
      <text:p text:style-name="P27"/>
      <text:p text:style-name="P4"/>
      <text:list xml:id="list144050273590008" text:continue-numbering="true" text:style-name="WW8Num5">
        <text:list-item>
          <text:p text:style-name="P8">POLÍTICA DE SEGURIDAD.</text:p>
        </text:list-item>
      </text:list>
      <text:p text:style-name="P7"/>
      <text:list xml:id="list144048766669792" text:continue-numbering="true" text:style-name="WW8Num5">
        <text:list-item>
          <text:list>
            <text:list-item>
              <text:p text:style-name="P5">Es la declaración de los objetivos de seguridad de la organización del PSC.</text:p>
            </text:list-item>
            <text:list-item>
              <text:p text:style-name="P5">La política de seguridad deberá cumplir con los siguientes requisitos:</text:p>
              <text:list>
                <text:list-item>
                  <text:p text:style-name="P5">Los objetivos de seguridad son consecuencia de la evaluación de riesgos y amenazas.</text:p>
                </text:list-item>
                <text:list-item>
                  <text:p text:style-name="P5">Debe estar basada en las recomendaciones del estándar ISO 17799 sección 3.</text:p>
                </text:list-item>
                <text:list-item>
                  <text:p text:style-name="P5">Los objetivos de la política deben ser claros, generales y no técnicos.</text:p>
                </text:list-item>
                <text:list-item>
                  <text:p text:style-name="P5">La política general puede estar soportada por políticas específicas.</text:p>
                </text:list-item>
                <text:list-item>
                  <text:p text:style-name="P5">Los elementos de la política que estén incorporados a la Declaración de Prácticas de Certificación y a la Política de los Certificados de Firma Electrónica Avanzada, deben estar incluidos en este documento.</text:p>
                </text:list-item>
                <text:list-item>
                  <text:p text:style-name="P5">El documento debe identificar los objetivos de seguridad relevantes y las amenazas potenciales relacionadas a los servicios suministrados, y las medidas a tomar para evitar y limitar los efectos de las amenazas.</text:p>
                </text:list-item>
                <text:list-item>
                  <text:p text:style-name="P5"><text:soft-page-break/>El documento debe describir las reglas, directivas y procedimientos que indiquen como son provistos los servicios y las medidas de seguridad asociadas.</text:p>
                </text:list-item>
                <text:list-item>
                  <text:p text:style-name="P5">La Política de Seguridad debe revisarse y evaluarse periódicamente.</text:p>
                </text:list-item>
                <text:list-item>
                  <text:p text:style-name="P5">La Política de Seguridad debe ser consistente tanto con la Declaración de Prácticas de Certificación como con la Política de Certificados de Firma Electrónica.</text:p>
                </text:list-item>
              </text:list>
            </text:list-item>
          </text:list>
        </text:list-item>
      </text:list>
      <text:p text:style-name="P27">3. La Política de Seguridad debe incluir los elementos fundamentales, se recomienda seguir un proceso similar al descrito en los documentos que aparecen al pie de nota <text:span text:style-name="Footnote_20_Symbol"><text:note text:id="ftn5" text:note-class="footnote"><text:note-citation text:label="4">4</text:note-citation><text:note-body><text:p text:style-name="Footnote"><text:span text:style-name="T7"><text:s/>Internet Security Policy: A Technical Guide, by the National Institute of Standards and Tehcnologies (NIST)</text:span></text:p></text:note-body></text:note></text:span>.</text:p>
      <text:p text:style-name="P4"/>
      <text:list xml:id="list144049815037911" text:continue-numbering="true" text:style-name="WW8Num5">
        <text:list-item>
          <text:p text:style-name="P8">Plan de Continuidad del Negocio</text:p>
        </text:list-item>
      </text:list>
      <text:p text:style-name="P7"/>
      <text:list xml:id="list144050210624633" text:continue-numbering="true" text:style-name="WW8Num5">
        <text:list-item>
          <text:list>
            <text:list-item>
              <text:p text:style-name="P5">El PSC tiene la obligación de elaborar un Plan de Continuidad del Negocio y Recuperación ante Desastres, que describa cómo los servicios serán restaurados en caso de desastres, caídas de sistemas o fallas en la seguridad, para disminuir el efecto de interrupciones del servicio.</text:p>
            </text:list-item>
            <text:list-item>
              <text:p text:style-name="P5">El plan debe ser mantenido y probado periódicamente.</text:p>
            </text:list-item>
            <text:list-item>
              <text:p text:style-name="P5">Se deben de <text:s/>describir también los procedimientos de emergencia a seguir en al menos los siguientes casos:</text:p>
              <text:list>
                <text:list-item>
                  <text:p text:style-name="P5">Desastre que afecte el funcionamiento de <text:span text:style-name="T4">software</text:span> en el <text:tab/>que se basan los servicios del PSC.</text:p>
                </text:list-item>
                <text:list-item>
                  <text:p text:style-name="P5">Incidente de seguridad que afecte la operación del sistema en el que se basan los servicios del PSC.</text:p>
                </text:list-item>
                <text:list-item>
                  <text:p text:style-name="P5">Cuando la llave privada de firma del PSC quede comprometida.</text:p>
                </text:list-item>
                <text:list-item>
                  <text:p text:style-name="P5">Falla de los mecanismos de auditoria.</text:p>
                </text:list-item>
                <text:list-item>
                  <text:p text:style-name="P5">Falla en el <text:span text:style-name="T4">hardware</text:span> donde se ejecuta el producto en el que se basan los servicios del PSC.</text:p>
                </text:list-item>
                <text:list-item>
                  <text:p text:style-name="P5">Se debe considerar el análisis de Impacto <text:s/>en los Negocios, para evaluar el efecto de las interrupciones no planificadas.</text:p>
                </text:list-item>
                <text:list-item>
                  <text:p text:style-name="P5">El plan debe incluir mecanismos para preservar evidencia del mal uso de los sistemas.</text:p>
                </text:list-item>
              </text:list>
            </text:list-item>
            <text:list-item>
              <text:p text:style-name="P5">El plan debe seguir los lineamientos descritos en el estándar ISO 17799 sección 11 y estándar ETSI TS 102 042 sección 7.4.8.</text:p>
            </text:list-item>
            <text:list-item>
              <text:p text:style-name="P5">Los planes deben ser coherentes con los niveles de riesgo determinados en una evaluación formal de riesgos. Se recomienda seguir un proceso similar al descrito en los documentos que aparecen al pie de nota <text:span text:style-name="Footnote_20_Symbol"><text:note text:id="ftn6" text:note-class="footnote"><text:note-citation text:label="5">5</text:note-citation><text:note-body><text:p text:style-name="Footnote"><text:span text:style-name="T7"><text:s/>NIST ITL Bulletin June 2002, Contingency Planning Guide for Information Systems.</text:span></text:p></text:note-body></text:note></text:span><text:span text:style-name="Footnote_20_Symbol"><text:note text:id="ftn7" text:note-class="footnote"><text:note-citation text:label=",">,</text:note-citation><text:note-body><text:p text:style-name="Footnote"><text:span text:style-name="Footnote_20_Symbol"><text:span text:style-name="T7">6</text:span></text:span><text:span text:style-name="T7"> NIST Special Publication 800-34, Contingency Planning Guide for Information Systems, June 2002.</text:span></text:p></text:note-body></text:note></text:span><text:span text:style-name="Footnote_20_Symbol">6</text:span><text:span text:style-name="Footnote_20_Symbol"><text:note text:id="ftn8" text:note-class="footnote"><text:note-citation text:label=",">,</text:note-citation><text:note-body><text:p text:style-name="Footnote"><text:span text:style-name="Footnote_20_Symbol"><text:span text:style-name="T7">7</text:span></text:span><text:span text:style-name="T7"> NIST Special Publication 800-30 Risk Management Guide.</text:span></text:p></text:note-body></text:note></text:span><text:span text:style-name="Footnote_20_Symbol">7</text:span></text:p>
            </text:list-item>
          </text:list>
        </text:list-item>
      </text:list>
      <text:p text:style-name="P29"/>
      <text:list xml:id="list144049889653273" text:continue-numbering="true" text:style-name="WW8Num5">
        <text:list-item>
          <text:p text:style-name="P8">Plan de Seguridad de Sistemas.</text:p>
        </text:list-item>
      </text:list>
      <text:p text:style-name="P7"/>
      <text:list xml:id="list144048552602038" text:continue-numbering="true" text:style-name="WW8Num5">
        <text:list-item>
          <text:list>
            <text:list-item>
              <text:p text:style-name="P5">Los PSCs deberán contar con un Plan de Seguridad de Sistemas coherente con la Política de Seguridad.</text:p>
            </text:list-item>
            <text:list-item>
              <text:p text:style-name="P5">El plan debe describir los requerimientos de seguridad de los sistemas y de los controles a implantar y cumplir; así como, delinear responsabilidades y conductas de las personas que acceden a los sistemas.</text:p>
            </text:list-item>
            <text:list-item>
              <text:p text:style-name="P5"><text:soft-page-break/>El Plan debe considerar los siguientes aspectos: política de seguridad de la información, seguridad organizacional, control y clasificación de activos, administración de operaciones y comunicaciones, control de accesos a sistemas y mantenimiento, desarrollo de sistemas, seguridad del personal, seguridad ambiental y física; y sus controles sean los recomendados por la norma ISO 17799.</text:p>
            </text:list-item>
            <text:list-item>
              <text:p text:style-name="P5">El Plan de Seguridad debe implementar los mecanismos y procedimientos de seguridad, logrando el riesgo residual determinado en la Evaluación de Riesgos.</text:p>
            </text:list-item>
            <text:list-item>
              <text:p text:style-name="P5">El plan de seguridad debe lograr los objetivos de la Política de Seguridad.</text:p>
            </text:list-item>
            <text:list-item>
              <text:p text:style-name="P5">Los procedimientos del Plan deben lograr que la seguridad de los PSCs se mantenga en el tiempo debido a cambios en: amenazas, personal, componentes tecnológicos, etcétera.</text:p>
            </text:list-item>
            <text:list-item>
              <text:p text:style-name="P5">El Plan debe garantizar el logro de los objetivos de la Política de Certificados de Firma Electrónica y la Declaración de Prácticas de Certificación.</text:p>
            </text:list-item>
            <text:list-item>
              <text:p text:style-name="P5">El Plan debe considerar un Plan de Administración de Llaves Criptográficas para todo el ciclo de vida de las llaves.</text:p>
            </text:list-item>
            <text:list-item>
              <text:p text:style-name="P5">El Plan debe considerar medidas de protección del depósito público de certificados y de información privada obtenida durante el registro.</text:p>
            </text:list-item>
            <text:list-item>
              <text:p text:style-name="P5">El Plan de Seguridad de Sistemas tendrá que considerar por lo menos las secciones 4 a 10 del estándar ISO 17799</text:p>
            </text:list-item>
          </text:list>
        </text:list-item>
      </text:list>
      <text:p text:style-name="P4"/>
      <text:list xml:id="list144048301181558" text:continue-numbering="true" text:style-name="WW8Num5">
        <text:list-item>
          <text:p text:style-name="P8">Implementación del Plan de Seguridad de Sistemas.</text:p>
        </text:list-item>
      </text:list>
      <text:p text:style-name="P7"/>
      <text:list xml:id="list144049018135039" text:continue-numbering="true" text:style-name="WW8Num5">
        <text:list-item>
          <text:list>
            <text:list-item>
              <text:p text:style-name="P5">La implementación del Plan de Seguridad de Sistemas debe mostrar que los procedimientos de la administración de la seguridad y la capacidad de administrar las instalaciones están de acuerdo con el Plan de Seguridad.</text:p>
            </text:list-item>
            <text:list-item>
              <text:p text:style-name="P5">Se verificará que operaciones, procedimientos y mecanismos del Plan de Seguridad permitan alcanzar sus objetivos y lograr el riesgo residual determinado en La Evaluación de Riesgos.</text:p>
            </text:list-item>
            <text:list-item>
              <text:p text:style-name="P5">Se evaluarán los controles de los aspectos señalados en el inciso 3 del punto Plan de Seguridad de Sistemas mencionado anteriormente..</text:p>
            </text:list-item>
            <text:list-item>
              <text:p text:style-name="P5">Los procedimientos del Plan deben lograr que la seguridad de los PSCs se mantenga en el tiempo debido a cambios en: amenazas, personal, componentes tecnológicos, etcétera.</text:p>
            </text:list-item>
            <text:list-item>
              <text:p text:style-name="P5">La implementación del Plan debe garantizar el logro de los objetivos de la Política de Certificados de Firma Electrónica y la Declaración de Prácticas de Certificación.</text:p>
            </text:list-item>
            <text:list-item>
              <text:p text:style-name="P5">La implementación del Plan de Seguridad de Sistemas tendrá que considerar por lo menos las secciones 4 a 10 del estándar ISO 17799</text:p>
            </text:list-item>
          </text:list>
        </text:list-item>
      </text:list>
      <text:p text:style-name="P4"/>
      <text:list xml:id="list144050046723145" text:continue-numbering="true" text:style-name="WW8Num5">
        <text:list-item>
          <text:p text:style-name="P8">Plan de Administración de Llaves.</text:p>
        </text:list-item>
      </text:list>
      <text:p text:style-name="P7"/>
      <text:list xml:id="list144050053999383" text:continue-numbering="true" text:style-name="WW8Num5">
        <text:list-item>
          <text:list>
            <text:list-item>
              <text:p text:style-name="P5">El Plan de Administración de Llaves se requiere para proteger y administrar las llaves criptográficas.</text:p>
            </text:list-item>
            <text:list-item>
              <text:p text:style-name="P5">La documentación del ciclo de vida completo de las llaves criptográficas debe comprender: </text:p>
              <text:list>
                <text:list-item>
                  <text:p text:style-name="P5">Generación de las llaves de la AC .</text:p>
                </text:list-item>
                <text:list-item>
                  <text:p text:style-name="P5">Almacenamiento, respaldo y recuperación de la llave privada de la AC.</text:p>
                </text:list-item>
                <text:list-item>
                  <text:p text:style-name="P5">Distribución de la llave pública de la AC.</text:p>
                </text:list-item>
                <text:list-item>
                  <text:p text:style-name="P5">Uso de la llave privada por parte de la AC.</text:p>
                </text:list-item>
                <text:list-item>
                  <text:p text:style-name="P5"><text:soft-page-break/>Término del ciclo de vida de la AC.</text:p>
                </text:list-item>
              </text:list>
            </text:list-item>
            <text:list-item>
              <text:p text:style-name="P5">Administración del ciclo de vida del <text:span text:style-name="T4">hardware</text:span> criptográfico que utilice <text:s/>la AC.</text:p>
            </text:list-item>
            <text:list-item>
              <text:p text:style-name="P5">Servicios de administración de las llaves de los titulares suministradas por la AC (generación y renovación de llave por vencimiento)</text:p>
            </text:list-item>
            <text:list-item>
              <text:p text:style-name="P5">Preparación de los dispositivos seguros de los usuarios.</text:p>
            </text:list-item>
            <text:list-item>
              <text:p text:style-name="P5">El plan debe ser consistente con la Política de Certificados De Firma Electrónica.</text:p>
            </text:list-item>
            <text:list-item>
              <text:p text:style-name="P5">Se verificará que los procedimientos y mecanismos del Plan de Administración de Llaves permitan lograr el riesgo residual determinado en la Evaluación de Riesgos.</text:p>
            </text:list-item>
            <text:list-item>
              <text:p text:style-name="P5">Los procedimientos implementados de acuerdo al Plan, deben hacer posible que la seguridad de las llaves se mantenga en el tiempo debido a cambios en: amenazas, personal, componentes tecnológicos, etcétera.</text:p>
            </text:list-item>
            <text:list-item>
              <text:p text:style-name="P5">Deben estar considerados los requerimientos de generación de llaves de la AC; almacenamiento, respaldo y recuperación de llaves; distribución de la llave pública de la AC; uso de llave de la AC; fin de ciclo de vida de la llave de la AC; administración de h<text:span text:style-name="T4">ardware</text:span> criptográfico de la <text:s/>AC; </text:p>
            </text:list-item>
            <text:list-item>
              <text:p text:style-name="P5">El dispositivo seguro de los usuarios debe cumplir como mínimo con el estándar FIPS-140 nivel 3 o Common Criteria EAL 4, en sus elementos de seguridad e implementación de los algoritmos criptográficos estándares.</text:p>
            </text:list-item>
            <text:list-item>
              <text:p text:style-name="P5">El Plan de Administración de Llaves tendrá que considerar por lo menos el estándar ETSI TS 102 042 sección 7.2 (Generación de la Llave de la AC, Almacenamiento, Respaldo y Recuperación de la Llave de la AC, Distribución de la Llave Pública de la AC, Uso de Llave de la AC, Fin<text:span text:style-name="T8"> </text:span>del Ciclo de Vida de la AC y Administración del Ciclo de Vida del <text:span text:style-name="T5">Hardware</text:span> Criptográfico).</text:p>
            </text:list-item>
          </text:list>
        </text:list-item>
      </text:list>
      <text:p text:style-name="P4"/>
      <text:list xml:id="list144049361669870" text:continue-numbering="true" text:style-name="WW8Num5">
        <text:list-item>
          <text:p text:style-name="P8">Evaluación de la Plataforma Tecnológica.</text:p>
        </text:list-item>
      </text:list>
      <text:p text:style-name="P7"/>
      <text:list xml:id="list144050192389872" text:continue-numbering="true" text:style-name="WW8Num5">
        <text:list-item>
          <text:list>
            <text:list-item>
              <text:p text:style-name="P5">Se evaluará la seguridad de los elementos que constituyen la plataforma tecnológica del PSC, incluyendo los componentes de <text:span text:style-name="T4">software</text:span> y <text:span text:style-name="T4">hardware</text:span> de la PKI del PSC, y de los elementos de apoyo a su operación e interrelación, como:</text:p>
              <text:list>
                <text:list-item>
                  <text:p text:style-name="P5">Módulo criptográfico.</text:p>
                </text:list-item>
                <text:list-item>
                  <text:p text:style-name="P5">Módulo de la Autoridad Certificadora (AC).</text:p>
                </text:list-item>
                <text:list-item>
                  <text:p text:style-name="P5">Módulo de la Autoridad Registradora (AR).</text:p>
                </text:list-item>
                <text:list-item>
                  <text:p text:style-name="P5">Módulo de almacenamiento y publicación de los certificados.</text:p>
                </text:list-item>
                <text:list-item>
                  <text:p text:style-name="P5">Protocolos de comunicación entre AC y AR</text:p>
                </text:list-item>
                <text:list-item>
                  <text:p text:style-name="P5">Elementos de administración de log y auditoria.</text:p>
                </text:list-item>
              </text:list>
            </text:list-item>
            <text:list-item>
              <text:p text:style-name="P5">Se evaluará el módulo criptográfico en cuanto a las siguientes capacidades:</text:p>
              <text:list>
                <text:list-item>
                  <text:p text:style-name="P5">Generación de pares de llaves privada y pública con longitud de llaves de al menos 1024 bit, con capacidad para cifrado y firma.</text:p>
                </text:list-item>
                <text:list-item>
                  <text:p text:style-name="P5">Sistemas de control de acceso para acceder a la llave privada y a la funcionalidad de firma y cifrado.</text:p>
                </text:list-item>
                <text:list-item>
                  <text:p text:style-name="P5">Respaldo de la llave privada en forma segura.</text:p>
                </text:list-item>
                <text:list-item>
                  <text:p text:style-name="P5">Recuperación de la llave privada de <text:span text:style-name="T4">back-up</text:span>.</text:p>
                </text:list-item>
                <text:list-item>
                  <text:p text:style-name="P5">Generación de log auditable para administración de contingencia y accesos maliciosos.</text:p>
                </text:list-item>
                <text:list-item>
                  <text:p text:style-name="P5">Manuales de operación, configuración y puesta en marcha.</text:p>
                </text:list-item>
                <text:list-item>
                  <text:p text:style-name="P5">Procedimiento de recuperación ante contingencia.</text:p>
                </text:list-item>
              </text:list>
            </text:list-item>
            <text:list-item>
              <text:p text:style-name="P5">Se evaluará el módulo de Autoridad Certificadora en cuanto a las siguientes capacidades:</text:p>
              <text:list>
                <text:list-item>
                  <text:p text:style-name="P5">Generación de certificados con llaves de al menos 1024 bit.</text:p>
                </text:list-item>
                <text:list-item>
                  <text:p text:style-name="P5"><text:soft-page-break/>Suspensión y revocación de certificados.</text:p>
                </text:list-item>
                <text:list-item>
                  <text:p text:style-name="P5">Generación de CRLs.</text:p>
                </text:list-item>
                <text:list-item>
                  <text:p text:style-name="P5">Fecha de publicación y de renovación de la CRL.</text:p>
                </text:list-item>
                <text:list-item>
                  <text:p text:style-name="P5">Generación de certificados de firma electrónica avanzada.</text:p>
                </text:list-item>
                <text:list-item>
                  <text:p text:style-name="P5">Entrega de certificados y CRLs a directorios públicos X500.</text:p>
                </text:list-item>
                <text:list-item>
                  <text:p text:style-name="P5">Existencia de sistemas de control de acceso para acceder a la generación de certificados y a los sistemas de administración y auditoria.</text:p>
                </text:list-item>
                <text:list-item>
                  <text:p text:style-name="P5">Revocación de certificado raíz y generación de uno nuevo.</text:p>
                </text:list-item>
                <text:list-item>
                  <text:p text:style-name="P5">Generación de logs auditables para administración de contingencia, actividades diarias del personal autorizado y accesos maliciosos.</text:p>
                </text:list-item>
                <text:list-item>
                  <text:p text:style-name="P5">Manuales de operación, configuración y puesta en marcha.</text:p>
                </text:list-item>
                <text:list-item>
                  <text:p text:style-name="P5">Procedimiento de recuperación ante contingencia.</text:p>
                </text:list-item>
              </text:list>
            </text:list-item>
            <text:list-item>
              <text:p text:style-name="P5">Se evaluará el módulo de Autoridad Registradora en cuanto a las siguientes capacidades:</text:p>
              <text:list>
                <text:list-item>
                  <text:p text:style-name="P5">Recepción de requerimientos de certificados.</text:p>
                </text:list-item>
                <text:list-item>
                  <text:p text:style-name="P5">Solicitud de certificado a la AC.</text:p>
                </text:list-item>
                <text:list-item>
                  <text:p text:style-name="P5">Sistema de control <text:s/>de acceso para acceder a la generación de certificados y sistemas de administración y auditoria.</text:p>
                </text:list-item>
                <text:list-item>
                  <text:p text:style-name="P5">Suspensión y revocación de certificados.</text:p>
                </text:list-item>
                <text:list-item>
                  <text:p text:style-name="P5">Revocación de certificado raíz y generación de uno nuevo.</text:p>
                </text:list-item>
                <text:list-item>
                  <text:p text:style-name="P5">Generación de logs auditables para administración de contingencia, actividades diarias del personal autorizado y accesos maliciosos.</text:p>
                </text:list-item>
                <text:list-item>
                  <text:p text:style-name="P5">Manuales de operación, configuración y puesta en marcha.</text:p>
                </text:list-item>
                <text:list-item>
                  <text:p text:style-name="P5">Procedimiento de recuperación ante contingencia.</text:p>
                </text:list-item>
              </text:list>
            </text:list-item>
            <text:list-item>
              <text:p text:style-name="P5">Se evaluará el módulo de almacenamiento y publicación de certificados en cuanto a las siguientes capacidades:</text:p>
              <text:list>
                <text:list-item>
                  <text:p text:style-name="P5">Almacenamiento de certificados en base de datos X500 y publicación a través de protocolos LDAP V2.0 y/o OCSP VX.X</text:p>
                </text:list-item>
              </text:list>
            </text:list-item>
            <text:list-item>
              <text:p text:style-name="P5">Se evaluarán protocolos de comunicación entre AC y AR en cuanto a las siguientes capacidades:</text:p>
              <text:list>
                <text:list-item>
                  <text:p text:style-name="P5">Generación de certificados de comunicación segura entre AC y AR.</text:p>
                </text:list-item>
              </text:list>
            </text:list-item>
            <text:list-item>
              <text:p text:style-name="P5">Se evaluarán elementos de administración de log y auditoria en cuanto a las siguientes capacidades:</text:p>
              <text:list>
                <text:list-item>
                  <text:p text:style-name="P5">Módulos de log y auditoria que permitan verificar los intentos de acceso, los accesos y operaciones dañinas intencionales o no.</text:p>
                </text:list-item>
              </text:list>
            </text:list-item>
          </text:list>
        </text:list-item>
      </text:list>
      <text:p text:style-name="P31">8. La Plataforma Tecnológica tendrá que considerar por lo menos el estándar FIPS 140-1, ISO/IEC 15408 o equivalente<text:span text:style-name="T8">.</text:span></text:p>
      <text:p text:style-name="P29"/>
      <text:list xml:id="list144048775798831" text:continue-numbering="true" text:style-name="WW8Num5">
        <text:list-item>
          <text:p text:style-name="P8">Seguridad Física.</text:p>
        </text:list-item>
      </text:list>
      <text:p text:style-name="P7"/>
      <text:list xml:id="list144049810087797" text:continue-numbering="true" text:style-name="WW8Num5">
        <text:list-item>
          <text:list>
            <text:list-item>
              <text:p text:style-name="P5">Se verificará que el control de acceso a los servicios que manejan información sensible estén controlados; así como los riesgos físicos para los activos reducidos a su valor residual.</text:p>
            </text:list-item>
            <text:list-item>
              <text:p text:style-name="P5">Los accesos físicos a las áreas de generación de certificados, gestión de revocación y <text:s/>suspensión de certificados y área residencia de servidores de la PSC, deben estar limitados sólo a personal autorizado y mediante controles de autenticación de por lo menos dos factores, asegurando que no habrá accesos no autorizados. Estas áreas deberán estar bien protegidas con puertas y muros firmes, chapas seguras, controles de acceso, alarmas de seguridad e incendio.</text:p>
            </text:list-item>
            <text:list-item>
              <text:p text:style-name="P5"><text:soft-page-break/>Las implementaciones de los controles deben evitar pérdida daño o compromiso de los activos de la PSC, y el compromiso y robo de información.</text:p>
            </text:list-item>
            <text:list-item>
              <text:p text:style-name="P5">Se deben crear perímetros de seguridad físicos claramente definidos y eficientes alrededor de las áreas de generación de certificados, gestión de revocación y suspensión de certificados, y área residencia de servidores de la PSC. Las barreras de entrada a los perímetros deben ser suficientemente fuertes y en conformidad al análisis de riesgos realizado por el PSC. Los servicios compartidos por otra organización deben estar fuera del perímetro de seguridad.</text:p>
            </text:list-item>
            <text:list-item>
              <text:p text:style-name="P5">La política de seguridad física del PSC debe contemplar por lo menos los siguientes aspectos: control físico de acceso; protección y recuperación ante desastres; protección contra robo, forzamiento y entrada; medidas de protección en caso de incendio; medidas contra fallas de servicios (electricidad, telecomunicaciones, etcétera).</text:p>
            </text:list-item>
            <text:list-item>
              <text:p text:style-name="P5">El acceso de visitas a las áreas críticas debe estar autorizado por el oficial de seguridad. El visitante debe portar una credencial en todo momento para identificarse. Se debe registrar toda actividad que realice con la fecha y hora de ingreso y salida.</text:p>
            </text:list-item>
            <text:list-item>
              <text:p text:style-name="P5">Se debe crear un procedimiento de actualización de la autorización de acceso al personal a las áreas restringidas.</text:p>
            </text:list-item>
            <text:list-item>
              <text:p text:style-name="P5">Las áreas seguras deben ser oficinas cerradas dentro del perímetro de seguridad físico. Deben contener mobiliario con gabinetes con chapas seguras.</text:p>
            </text:list-item>
            <text:list-item>
              <text:p text:style-name="P5">Para la selección y el diseño de áreas seguras se debe tomar en cuenta la posibilidad de daños por fuego, sismo, inundación, explosiones, desordenes civiles, y otras formas de desastres naturales y causadas por el hombre.</text:p>
            </text:list-item>
            <text:list-item>
              <text:p text:style-name="P5">Todos los servicios claves deben situarse alejados del acceso o atención al público.</text:p>
            </text:list-item>
            <text:list-item>
              <text:p text:style-name="P5">Dispositivos como fax y fotocopiadoras deben ubicarse dentro de las áreas seguras que así lo requieran, pero siempre bajo control para no comprometer la seguridad de la información.</text:p>
            </text:list-item>
            <text:list-item>
              <text:p text:style-name="P5">Todo material de desecho debe ser destruido sin posibilidad de recuperación antes de desecharlo.</text:p>
            </text:list-item>
            <text:list-item>
              <text:p text:style-name="P5">Las puertas y ventanas deben estar siempre cerradas y aseguradas, instalando protecciones externas en las ventanas.</text:p>
            </text:list-item>
            <text:list-item>
              <text:p text:style-name="P5">Debe instalarse sistemas de detección de intrusión física en puertas y ventanas del perímetro de seguridad. Aquellas salas desocupadas que estén dentro del perímetro de seguridad deben tener activado el sistema de detección de intrusos todo el tiempo.</text:p>
            </text:list-item>
            <text:list-item>
              <text:p text:style-name="P5">La gestión de los servicios de procesamiento de información debe estar físicamente separada del resto de los servicios.</text:p>
            </text:list-item>
            <text:list-item>
              <text:p text:style-name="P5">Debe haber procedimientos y prácticas de seguridad del personal dentro del perímetro de seguridad, contemplando por lo menos lo siguiente:</text:p>
              <text:list>
                <text:list-item>
                  <text:p text:style-name="P5">El personal debe conocer y entender los procedimientos y prácticas de seguridad dentro del perímetro de seguridad.</text:p>
                </text:list-item>
                <text:list-item>
                  <text:p text:style-name="P5">Las áreas vacías deben cerrarse y revisarse periódicamente.</text:p>
                </text:list-item>
                <text:list-item>
                  <text:p text:style-name="P5">El personal de soporte que no es parte del personal del PSC, debe acceder a las áreas restringidas sólo en caso necesario y si es autorizado, además deberá ser escoltado. </text:p>
                </text:list-item>
                <text:list-item>
                  <text:p text:style-name="P5">No se debe permitir dentro del perímetro de seguridad equipo de grabación ni de audio ni de video.</text:p>
                </text:list-item>
                <text:list-item>
                  <text:p text:style-name="P5"><text:soft-page-break/>Las actividades sin supervisión dentro de las áreas seguras debe definirse para evitar problemas de seguridad y prevenir actividades maliciosas.</text:p>
                </text:list-item>
                <text:list-item>
                  <text:p text:style-name="P5">La recepción de insumos y salida de basura deben estar controladas y separadas del área de procesamiento de la información para evitar accesos no autorizados. </text:p>
                </text:list-item>
                <text:list-item>
                  <text:p text:style-name="P5">Los requerimientos de seguridad para las áreas de atención a clientes se determinarán a partir de la evaluación de riesgos.</text:p>
                </text:list-item>
                <text:list-item>
                  <text:p text:style-name="P5">El personal que acceda a las áreas externas de recepción de insumos y de desechos debe estar debidamente controlado.</text:p>
                </text:list-item>
                <text:list-item>
                  <text:p text:style-name="P5">Se debe verificar que el personal no autorizado no pueda acceder a través de estas áreas al perímetro de seguridad.</text:p>
                </text:list-item>
                <text:list-item>
                  <text:p text:style-name="P5">Debe haber procedimientos y prácticas para inspeccionar el material que entre, en busca de potenciales peligros antes de ser trasladados desde las áreas externas a las áreas de uso.</text:p>
                </text:list-item>
                <text:list-item>
                  <text:p text:style-name="P5">Se debe verificar que el equipo sea instalado y protegido para reducir los riesgos de amenazas, peligros ambientales y accesos no autorizados.</text:p>
                </text:list-item>
                <text:list-item>
                  <text:p text:style-name="P5">Es necesario contar con respaldo de sistemas <text:s/>no interrumpible de energía eléctrica, y con una planta de energía eléctrica de emergencia para asegurar la continuidad de los equipos instalados y de los servicios sensibles y para la operación del PSC.</text:p>
                </text:list-item>
                <text:list-item>
                  <text:p text:style-name="P5">Tanto el cableado de datos como <text:s/>el eléctrico debe estar protegido contra intercepciones y daños.</text:p>
                </text:list-item>
                <text:list-item>
                  <text:p text:style-name="P5">El cableado de eléctrico y de datos de los servicios de información sensible debe estar bajo piso o bien protegidos.</text:p>
                </text:list-item>
                <text:list-item>
                  <text:p text:style-name="P5">El cableado eléctrico debe estar protegido contra intercepción y daño no autorizado.</text:p>
                </text:list-item>
                <text:list-item>
                  <text:p text:style-name="P5">Las líneas eléctricas y las de datos deben estar suficientemente separadas para evitar interferencias.</text:p>
                </text:list-item>
                <text:list-item>
                  <text:p text:style-name="P5">Al equipo sensible se le debe dar el mantenimiento requerido para garantizar su continua disponibilidad e integridad.</text:p>
                </text:list-item>
                <text:list-item>
                  <text:p text:style-name="P5">El mantenimiento a los equipos se debe dar de acuerdo a las especificaciones y períodos recomendado por los fabricantes.</text:p>
                </text:list-item>
                <text:list-item>
                  <text:p text:style-name="P5">Los equipos deben repararse fuera de las instalaciones del PSC sólo por personal calificado y autorizado.</text:p>
                </text:list-item>
                <text:list-item>
                  <text:p text:style-name="P5">Cuando se reparen equipos se debe tener cuidado de no permitir la salida del PSC de medios de grabación (discos duros, cintas, etcétera) que contengan información.</text:p>
                </text:list-item>
                <text:list-item>
                  <text:p text:style-name="P5">Se debe guardar registro de mal funcionamiento, fallas, mantenimientos preventivos y correctivos de los equipos sensibles para la operación del PSC.</text:p>
                </text:list-item>
                <text:list-item>
                  <text:p text:style-name="P5">Se debe de contar con procedimientos y prácticas que evite que equipo portátil contenga información sensible. Si hay alguna razón que justifique equipos portátiles que contengan información sensible o procesos críticos de la operación del PSC o información de los titulares de los certificados, éstos nunca deben salir del perímetro de seguridad designado</text:p>
                </text:list-item>
                <text:list-item>
                  <text:p text:style-name="P5">Debe haber procedimientos y prácticas que eviten que equipos sean reutilizados o queden en desuso conteniendo información sensible.</text:p>
                </text:list-item>
                <text:list-item>
                  <text:p text:style-name="P5"><text:soft-page-break/>Los discos duros, disquetes y demás medios de grabación magnético u óptico que ya no se utilicen deben ser destruidos antes de salir del perímetro de seguridad.</text:p>
                </text:list-item>
                <text:list-item>
                  <text:p text:style-name="P5">Se debe adoptar la política de “escritorio limpio” y “pantalla limpia” para evitar riesgos de acceso no autorizado, pérdidas o daños a la información durante o fuera del horario de trabajo.</text:p>
                </text:list-item>
                <text:list-item>
                  <text:p text:style-name="P5">Debe haber procedimientos y prácticas que evite que equipos, información y <text:span text:style-name="T4">software</text:span> salgan de los perímetros de seguridad sin autorización.</text:p>
                </text:list-item>
              </text:list>
            </text:list-item>
          </text:list>
        </text:list-item>
      </text:list>
      <text:p text:style-name="P4"/>
      <text:p text:style-name="Sangría_20_2_20_de_20_t._20_independiente">17. La Seguridad Física tendrá que considerar por lo menos el estándar ETSI 102 042 (sección 7.4.4 Physical and Environment security) e ISO/IEC 17799 (secciones 7.1.1 a 7.1.5; 7.2.1 a 7.2.6; y 7.3.1 a 7.3.2)</text:p>
      <text:p text:style-name="P29"/>
      <text:list xml:id="list144049508423988" text:continue-numbering="true" text:style-name="WW8Num5">
        <text:list-item>
          <text:p text:style-name="P11">Política de Certificados de Firma Avanzada</text:p>
        </text:list-item>
      </text:list>
      <text:p text:style-name="P10"/>
      <text:list xml:id="list144050168434154" text:continue-numbering="true" text:style-name="WW8Num5">
        <text:list-item>
          <text:list>
            <text:list-item>
              <text:p text:style-name="P14">La Política de Certificados de Firma Electrónica Avanzada, debe ofrecer la confianza para que los documentos firmados en forma <text:s/>electrónica por el titular de un certificado, sean equivalentes a una firma autógrafa en las circunstancias que indica la Ley.</text:p>
            </text:list-item>
            <text:list-item>
              <text:p text:style-name="P6">Una firma electrónica califica como Avanzada o Fiable si cumple con los requisitos indicados en el artículo 97 fracc. I a IV del Código de Comercio<text:span text:style-name="T10">.</text:span></text:p>
            </text:list-item>
            <text:list-item>
              <text:p text:style-name="P14">La Política de Certificados de Firma Avanzada deberá permitir la interoperabilidad con los demás PSC.</text:p>
            </text:list-item>
            <text:list-item>
              <text:p text:style-name="P14">Las Prácticas de Certificación deberán establecer como el <text:s/>PSC entrega la confianza establecida en la Política de Certificados de Firma Avanzada. <text:s/></text:p>
            </text:list-item>
            <text:list-item>
              <text:p text:style-name="P14">La Política de Certificación debe indicar a quién se le puede otorgar un certificado digital.</text:p>
            </text:list-item>
            <text:list-item>
              <text:p text:style-name="P14">En el proceso de registro se verificará: la identidad en forma fehaciente y forma de política para verificar el nombre del titular. Para que el certificado pueda ser utilizado para firma avanzada.</text:p>
            </text:list-item>
            <text:list-item>
              <text:p text:style-name="P14">La Política de Certificación deberá indicar los propósitos para el cual fue emitido el certificado y sus limitaciones.</text:p>
            </text:list-item>
            <text:list-item>
              <text:p text:style-name="P14">Se debe describir las obligaciones que contraen las entidades (AC, AR, titulares y receptores de certificados) en la emisión y utilización de un certificado.</text:p>
            </text:list-item>
            <text:list-item>
              <text:p text:style-name="P14">El PSC debe cuidar que haya concordancia de las Prácticas de Certificación y la Política de Certificados con los procedimientos operacionales.</text:p>
            </text:list-item>
            <text:list-item>
              <text:p text:style-name="P14">Las políticas de privacidad y de protección de datos deben ser apropiadas para la firma electrónica y publicadas y del conocimiento del subscriptor.</text:p>
            </text:list-item>
            <text:list-item>
              <text:p text:style-name="P14">Decidir bajo que circunstancias se puede suspender y revocar un certificado y quiénes pueden solicitarlo.</text:p>
            </text:list-item>
            <text:list-item>
              <text:p text:style-name="P3">La Política de Certificados tendrá que considerar por lo menos el estándar ETSI TS 102 042</text:p>
            </text:list-item>
          </text:list>
        </text:list-item>
      </text:list>
      <text:p text:style-name="P32"/>
      <text:p text:style-name="P33"/>
      <text:p text:style-name="P25"/>
      <text:list xml:id="list144048800009225" text:continue-numbering="true" text:style-name="WW8Num5">
        <text:list-item>
          <text:p text:style-name="P12">Declaración de Practicas de Certificación.</text:p>
        </text:list-item>
      </text:list>
      <text:p text:style-name="P13"/>
      <text:list xml:id="list144049562194821" text:continue-numbering="true" text:style-name="WW8Num5">
        <text:list-item>
          <text:list>
            <text:list-item>
              <text:p text:style-name="P14">Este documento deberá señalar los procedimientos de operación tanto para otorgar certificados digitales como el marco de aplicación de los mismos.</text:p>
            </text:list-item>
            <text:list-item>
              <text:p text:style-name="P14"><text:soft-page-break/>Se deben delimitar las responsabilidades y obligaciones del PSC y de la persona a identificar digitalmente.</text:p>
            </text:list-item>
            <text:list-item>
              <text:p text:style-name="P14">Debe quedar explícito el ciclo de vida de los certificados y del PSC.</text:p>
            </text:list-item>
            <text:list-item>
              <text:p text:style-name="P14">Debe de contener una declaración de las obligaciones y deberes del PSC.</text:p>
            </text:list-item>
            <text:list-item>
              <text:p text:style-name="P6">Debe de contener un método de verificación <text:s/>de identidad utilizado para la emisión de los certificados.</text:p>
            </text:list-item>
            <text:list-item>
              <text:p text:style-name="P6"><text:span text:style-name="T9">Debe de contener procedimientos de protección de </text:span>confidencialidad<text:span text:style-name="T9"> de la información de los solicitantes.</text:span></text:p>
            </text:list-item>
            <text:list-item>
              <text:p text:style-name="P14">Debe de contener definiciones de los deberes y obligaciones de los solicitantes.</text:p>
            </text:list-item>
            <text:list-item>
              <text:p text:style-name="P14">Debe de contener procedimientos que definan el ciclo de vida de los certificados.</text:p>
            </text:list-item>
            <text:list-item>
              <text:p text:style-name="P14">Debe de contener deberes y procedimientos del PSC para emitir, revocar, suspender, renovar certificados y definiciones sobre la expiración de los mismos.</text:p>
            </text:list-item>
            <text:list-item>
              <text:p text:style-name="P6">Debe de contener un procedimiento para registrar la fecha y hora de todas las operaciones relacionadas con la emisión de un certificado y conservarlas de manera confiable.</text:p>
            </text:list-item>
            <text:list-item>
              <text:p text:style-name="P6">Debe de contener procedimientos de finalización de giro del PSC, que incluya procedimientos de término y traspaso a otro PSC u organismo que acepte la responsabilidad de la continuidad de los servicios, si hay certificados vigentes.</text:p>
            </text:list-item>
            <text:list-item>
              <text:p text:style-name="P6">Debe haber medidas de seguridad adoptadas por el PSC para proteger sus datos de creación de firma electrónica avanzada.</text:p>
            </text:list-item>
            <text:list-item>
              <text:p text:style-name="P6">Debe haber controles utilizados por el PSC para asegurar la generación de datos de creación de firma electrónica, autenticación de titulares, emisión de certificados, suspensión y revocación de certificados, auditoria y almacenamiento de información relevante. </text:p>
            </text:list-item>
            <text:list-item>
              <text:p text:style-name="P6">La Declaración de Prácticas de Certificación tendrá que considerar por lo menos el estándar ETSI 102 042 y el RFC 2527</text:p>
            </text:list-item>
          </text:list>
        </text:list-item>
      </text:list>
      <text:p text:style-name="P24"/>
      <text:list xml:id="list144048234516981" text:continue-numbering="true" text:style-name="WW8Num5">
        <text:list-item>
          <text:p text:style-name="P12">Modelo Operacional de la Autoridad Certificadora.</text:p>
        </text:list-item>
      </text:list>
      <text:p text:style-name="P13"/>
      <text:list xml:id="list144048656230168" text:continue-numbering="true" text:style-name="WW8Num5">
        <text:list-item>
          <text:list>
            <text:list-item>
              <text:p text:style-name="P14">El modelo operacional debe cumplir con los requerimientos y obligaciones que dispone el Código, en relación con la confiabilidad e interoperabilidad en la forma de operar y prestar los</text:p>
            </text:list-item>
          </text:list>
        </text:list-item>
      </text:list>
      <text:p text:style-name="P35">servicios de la Autoridad Certificadora (AC) en un PSC.</text:p>
      <text:list xml:id="list144048530518373" text:continue-numbering="true" text:style-name="WW8Num5">
        <text:list-item>
          <text:list>
            <text:list-item>
              <text:p text:style-name="P6"><text:span text:style-name="T9">Este modelo deberá responder por lo menos a las siguientes preguntas:</text:span></text:p>
              <text:list>
                <text:list-item>
                  <text:p text:style-name="P14">¿Cuáles son los servicios prestados por la AC del PSC?</text:p>
                </text:list-item>
                <text:list-item>
                  <text:p text:style-name="P14">¿Cómo se interrelacionan los diferentes servicios?</text:p>
                </text:list-item>
                <text:list-item>
                  <text:p text:style-name="P14">¿En que lugares se operará?</text:p>
                </text:list-item>
                <text:list-item>
                  <text:p text:style-name="P14">¿Qué tipos de certificados se entregarán?</text:p>
                </text:list-item>
                <text:list-item>
                  <text:p text:style-name="P6">¿Hay certificados con diferentes niveles de seguridad?</text:p>
                </text:list-item>
                <text:list-item>
                  <text:p text:style-name="P6">¿Cuáles son las políticas y procedimientos de cada tipo de certificado?</text:p>
                </text:list-item>
                <text:list-item>
                  <text:p text:style-name="P6"><text:span text:style-name="T9">¿Cómo se pretende hacer esto, incluyendo servicios </text:span>externalizados?</text:p>
                </text:list-item>
                <text:list-item>
                  <text:p text:style-name="P14">¿Cómo se protegerán los activos?</text:p>
                </text:list-item>
              </text:list>
            </text:list-item>
            <text:list-item>
              <text:p text:style-name="P14">Debe contener un resumen que incluya:</text:p>
              <text:list>
                <text:list-item>
                  <text:p text:style-name="P14">Un resumen del contenido del documento</text:p>
                </text:list-item>
                <text:list-item>
                  <text:p text:style-name="P6"><text:span text:style-name="T9">La historia de la empresa.</text:span></text:p>
                </text:list-item>
                <text:list-item>
                  <text:p text:style-name="P14">Relaciones comerciales con proveedores de insumos o servicios para sus operaciones.</text:p>
                </text:list-item>
              </text:list>
            </text:list-item>
            <text:list-item>
              <text:p text:style-name="P14">El modelo debe comprender los siguientes aspectos:</text:p>
              <text:list>
                <text:list-item>
                  <text:p text:style-name="P14">Interfaces con AR.</text:p>
                </text:list-item>
                <text:list-item>
                  <text:p text:style-name="P14">Implementación de elementos de seguridad.</text:p>
                </text:list-item>
                <text:list-item>
                  <text:p text:style-name="P14"><text:soft-page-break/>Procesos de administración.</text:p>
                </text:list-item>
                <text:list-item>
                  <text:p text:style-name="P14">Sistema de directorios para los certificados.</text:p>
                </text:list-item>
                <text:list-item>
                  <text:p text:style-name="P14">Procesos de auditoria y respaldo.</text:p>
                </text:list-item>
                <text:list-item>
                  <text:p text:style-name="P14">Bases de Datos.</text:p>
                </text:list-item>
                <text:list-item>
                  <text:p text:style-name="P14">Privacidad.</text:p>
                </text:list-item>
                <text:list-item>
                  <text:p text:style-name="P14">Entrenamiento del personal.</text:p>
                </text:list-item>
              </text:list>
            </text:list-item>
            <text:list-item>
              <text:p text:style-name="P6">El modelo debe considerar la generación de llaves para el titular de acuerdo a las políticas de certificación.</text:p>
            </text:list-item>
            <text:list-item>
              <text:p text:style-name="P14">El modelo debe considerar la auditoria de lo siguiente:</text:p>
              <text:list>
                <text:list-item>
                  <text:p text:style-name="P14">Seguridad y dispositivos de seguridad.</text:p>
                </text:list-item>
                <text:list-item>
                  <text:p text:style-name="P14">Restricciones del personal.</text:p>
                </text:list-item>
                <text:list-item>
                  <text:p text:style-name="P14">Interfaces de administración.</text:p>
                </text:list-item>
                <text:list-item>
                  <text:p text:style-name="P14">Procedimientos de recuperación de desastres.</text:p>
                </text:list-item>
                <text:list-item>
                  <text:p text:style-name="P14">Procedimientos de respaldo.</text:p>
                </text:list-item>
              </text:list>
            </text:list-item>
            <text:list-item>
              <text:p text:style-name="P14">El modelo debe incluir los requerimientos de:</text:p>
              <text:list>
                <text:list-item>
                  <text:p text:style-name="P14">La seguridad física de las instalaciones.</text:p>
                </text:list-item>
                <text:list-item>
                  <text:p text:style-name="P14">Seguridad del personal.</text:p>
                </text:list-item>
                <text:list-item>
                  <text:p text:style-name="P14">Nivel de seguridad del módulo criptográfico.</text:p>
                </text:list-item>
              </text:list>
            </text:list-item>
          </text:list>
        </text:list-item>
      </text:list>
      <text:p text:style-name="P15"/>
      <text:list xml:id="list144049652711049" text:continue-numbering="true" text:style-name="WW8Num5">
        <text:list-item>
          <text:p text:style-name="P12">Modelo Operacional de la Autoridad Registradora.</text:p>
        </text:list-item>
      </text:list>
      <text:p text:style-name="P15"/>
      <text:list xml:id="list144048254501780" text:continue-numbering="true" text:style-name="WW8Num5">
        <text:list-item>
          <text:list>
            <text:list-item>
              <text:p text:style-name="P14">El modelo debe estar en conformidad con los requisitos de</text:p>
            </text:list-item>
          </text:list>
        </text:list-item>
      </text:list>
      <text:p text:style-name="P34"><text:span text:style-name="T9">confiabilidad e interoperabilidad en la forma de operar y prestar sus</text:span></text:p>
      <text:p text:style-name="P35">servicios.</text:p>
      <text:list xml:id="list144049841516115" text:continue-numbering="true" text:style-name="WW8Num5">
        <text:list-item>
          <text:list>
            <text:list-item>
              <text:p text:style-name="P14">El modelo operacional deberá responder a:</text:p>
              <text:list>
                <text:list-item>
                  <text:p text:style-name="P14">¿Cuáles son los servicios de registro prestados por el PSC?</text:p>
                </text:list-item>
                <text:list-item>
                  <text:p text:style-name="P14">¿En qué lugares se ofrecerán dichos servicios?</text:p>
                </text:list-item>
                <text:list-item>
                  <text:p text:style-name="P6">¿Qué tipos de certificados se entregarán?</text:p>
                </text:list-item>
                <text:list-item>
                  <text:p text:style-name="P14">¿Cómo se pretende hacer esto, incluyendo los servicios</text:p>
                </text:list-item>
              </text:list>
            </text:list-item>
          </text:list>
        </text:list-item>
      </text:list>
      <text:p text:style-name="P36">externalizados?</text:p>
      <text:list xml:id="list144049011748671" text:continue-numbering="true" text:style-name="WW8Num5">
        <text:list-item>
          <text:list>
            <text:list-item>
              <text:p text:style-name="P6">El PSC tiene la obligación de generar y entregar en forma segura la llave</text:p>
            </text:list-item>
          </text:list>
        </text:list-item>
      </text:list>
      <text:p text:style-name="P34">privada del titular de un certificado<text:span text:style-name="T9"> de firma electrónica avanzada</text:span></text:p>
      <text:p text:style-name="P35">emitido por él, asegurándose además de la fiabilidad del dispositivo</text:p>
      <text:p text:style-name="P35">seguro y los mecanismos que el titular utiliza para firmar.</text:p>
      <text:list xml:id="list144050001672176" text:continue-numbering="true" text:style-name="WW8Num5">
        <text:list-item>
          <text:list>
            <text:list-item>
              <text:p text:style-name="P14">El modelo debe comprender los siguientes aspectos:</text:p>
              <text:list>
                <text:list-item>
                  <text:p text:style-name="P14">Interfaces con CA.</text:p>
                </text:list-item>
                <text:list-item>
                  <text:p text:style-name="P14">Implementación de dispositivos de seguridad.</text:p>
                </text:list-item>
                <text:list-item>
                  <text:p text:style-name="P14">Procesos de administración.</text:p>
                </text:list-item>
                <text:list-item>
                  <text:p text:style-name="P14">Procesos de auditoria y respaldo.</text:p>
                </text:list-item>
                <text:list-item>
                  <text:p text:style-name="P14">Bases de Datos.</text:p>
                </text:list-item>
                <text:list-item>
                  <text:p text:style-name="P14">Privacidad.</text:p>
                </text:list-item>
                <text:list-item>
                  <text:p text:style-name="P14">Entrenamiento del personal.</text:p>
                </text:list-item>
              </text:list>
            </text:list-item>
            <text:list-item>
              <text:p text:style-name="P14">El modelo de registro del titular debe proveer de una</text:p>
            </text:list-item>
          </text:list>
        </text:list-item>
      </text:list>
      <text:p text:style-name="P35">identificación unívoca del titular y el modelo de uso de la llave</text:p>
      <text:p text:style-name="P35">privada proveer la confianza requerida en el sistema.</text:p>
      <text:list xml:id="list144049650520340" text:continue-numbering="true" text:style-name="WW8Num5">
        <text:list-item>
          <text:list>
            <text:list-item>
              <text:p text:style-name="P14">El modelo de la AR debe incluir la auditoria de lo</text:p>
            </text:list-item>
          </text:list>
        </text:list-item>
      </text:list>
      <text:p text:style-name="P37">siguiente:</text:p>
      <text:list xml:id="list144048566778266" text:continue-numbering="true" text:style-name="WW8Num5">
        <text:list-item>
          <text:list>
            <text:list-item>
              <text:list>
                <text:list-item>
                  <text:p text:style-name="P14">Dispositivos de seguridad.</text:p>
                </text:list-item>
                <text:list-item>
                  <text:p text:style-name="P14">Seguridad.</text:p>
                </text:list-item>
                <text:list-item>
                  <text:p text:style-name="P14">Restricciones del personal.</text:p>
                </text:list-item>
                <text:list-item>
                  <text:p text:style-name="P14"><text:soft-page-break/>Interfaces de administración.</text:p>
                </text:list-item>
                <text:list-item>
                  <text:p text:style-name="P14">Procedimientos de recuperación de desastres.</text:p>
                </text:list-item>
                <text:list-item>
                  <text:p text:style-name="P14">Procedimientos de respaldo.</text:p>
                </text:list-item>
              </text:list>
            </text:list-item>
            <text:list-item>
              <text:p text:style-name="P14">El modelo de la AR debe incluir lo siguiente:</text:p>
            </text:list-item>
          </text:list>
        </text:list-item>
      </text:list>
      <text:p text:style-name="P28">a. Descripción de la seguridad física de las instalaciones.</text:p>
      <text:p text:style-name="P28">b. Seguridad del personal.</text:p>
      <text:list xml:id="list144050073667311" text:continue-numbering="true" text:style-name="WW8Num5">
        <text:list-item>
          <text:list>
            <text:list-item>
              <text:p text:style-name="P6">El método de verificación <text:s/>de identidad utilizado para el registro de los solicitantes de certificado de firma electrónica<text:span text:style-name="T10">.</text:span></text:p>
            </text:list-item>
          </text:list>
        </text:list-item>
      </text:list>
      <text:p text:style-name="P25"/>
      <text:list xml:id="list144048678032409" text:continue-numbering="true" text:style-name="WW8Num5">
        <text:list-item>
          <text:p text:style-name="P12">Manual de Operaciones de Autoridad Certificadora.</text:p>
        </text:list-item>
      </text:list>
      <text:p text:style-name="P13"/>
      <text:list xml:id="list144048790775779" text:continue-numbering="true" text:style-name="WW8Num5">
        <text:list-item>
          <text:list>
            <text:list-item>
              <text:p text:style-name="P14">Se comprobarán los aspectos operacionales mínimos con relación a los requisitos de confiabilidad e interoperabilidad en la forma de operar y prestar los servicios de la Autoridad Certificadora (AC) de un PSC.</text:p>
            </text:list-item>
            <text:list-item>
              <text:p text:style-name="P14">Se describirá la administración diaria y las prácticas operacionales de la AC; además, podrá garantizar que las directrices primarias de la Política de Certificación están implementadas operacionalmente. </text:p>
            </text:list-item>
            <text:list-item>
              <text:p text:style-name="P14">El manual de operaciones de la AC deberá tener a lo menos las</text:p>
            </text:list-item>
          </text:list>
        </text:list-item>
      </text:list>
      <text:p text:style-name="P38">siguientes características:</text:p>
      <text:list xml:id="list144049751692392" text:continue-numbering="true" text:style-name="WW8Num5">
        <text:list-item>
          <text:list>
            <text:list-item>
              <text:list>
                <text:list-item>
                  <text:p text:style-name="P14">Deberá ser consistente con la Política de Certificación.</text:p>
                </text:list-item>
                <text:list-item>
                  <text:p text:style-name="P14">Deberá incluir la interacción entra la AC y la AR.</text:p>
                </text:list-item>
                <text:list-item>
                  <text:p text:style-name="P14">Deberá describir los controles de seguridad física, de red, del</text:p>
                </text:list-item>
              </text:list>
            </text:list-item>
          </text:list>
        </text:list-item>
      </text:list>
      <text:p text:style-name="P40">personal y de procedimientos.</text:p>
      <text:list xml:id="list144048899457006" text:continue-numbering="true" text:style-name="WW8Num5">
        <text:list-item>
          <text:list>
            <text:list-item>
              <text:list>
                <text:list-item>
                  <text:p text:style-name="P14">Deberá incluir los procedimientos adoptados para el manejo de</text:p>
                </text:list-item>
              </text:list>
            </text:list-item>
          </text:list>
        </text:list-item>
      </text:list>
      <text:p text:style-name="P41">llaves públicas y privadas.</text:p>
      <text:list xml:id="list144048616575121" text:continue-numbering="true" text:style-name="WW8Num5">
        <text:list-item>
          <text:list>
            <text:list-item>
              <text:p text:style-name="P14">Mostrar la nómina de los cargos de personal, con la descripción de las responsabilidades y los procedimientos en que los empleados realizan sus funciones.</text:p>
            </text:list-item>
            <text:list-item>
              <text:p text:style-name="P14">Hacer referencia del personal en los planes de continuidad del negocio y los planes de recuperación de desastres y emergencia.</text:p>
            </text:list-item>
            <text:list-item>
              <text:p text:style-name="P14">Describir los planes de contingencia.</text:p>
            </text:list-item>
            <text:list-item>
              <text:p text:style-name="P14">Describir detalladamente los siguientes procedimientos de operación:</text:p>
              <text:list>
                <text:list-item>
                  <text:p text:style-name="P14">Generación de pares de llaves.</text:p>
                </text:list-item>
                <text:list-item>
                  <text:p text:style-name="P14">Publicación de la CRL.</text:p>
                </text:list-item>
                <text:list-item>
                  <text:p text:style-name="P14">Publicación de la información del certificado.</text:p>
                </text:list-item>
                <text:list-item>
                  <text:p text:style-name="P14">Distribución de llaves y certificados.</text:p>
                </text:list-item>
                <text:list-item>
                  <text:p text:style-name="P14">Renovación de certificados.</text:p>
                </text:list-item>
                <text:list-item>
                  <text:p text:style-name="P14">Renovación de certificados luego de una revocación.</text:p>
                </text:list-item>
                <text:list-item>
                  <text:p text:style-name="P14">Medidas de control de acceso.</text:p>
                </text:list-item>
                <text:list-item>
                  <text:p text:style-name="P14">Procedimientos de respaldo y recuperación.</text:p>
                </text:list-item>
              </text:list>
            </text:list-item>
          </text:list>
        </text:list-item>
      </text:list>
      <text:p text:style-name="P42"><text:span text:style-name="T9">8. </text:span>El <text:span text:style-name="T12">Manual de Operaciones de Autoridad Certificadora</text:span> tendrá que considerar por lo menos el estándar ETSI 102 042 y el RFC 2527</text:p>
      <text:p text:style-name="P30"/>
      <text:list xml:id="list144048997089644" text:continue-numbering="true" text:style-name="WW8Num5">
        <text:list-item>
          <text:p text:style-name="P12">Manual de Operaciones de la Autoridad <text:s/>Registradora.</text:p>
        </text:list-item>
      </text:list>
      <text:p text:style-name="P13"/>
      <text:list xml:id="list144049449284604" text:continue-numbering="true" text:style-name="WW8Num5">
        <text:list-item>
          <text:list>
            <text:list-item>
              <text:p text:style-name="P14">Se comprobarán los aspectos operacionales mínimos con relación a los requisitos de confiabilidad e interoperabilidad en la forma de operar de la Autoridad Registradora (AR) de un PSC.</text:p>
            </text:list-item>
            <text:list-item>
              <text:p text:style-name="P14">Se describirá la administración diaria y las prácticas operacionales de la AR; como mínimo debe contemplar las siguientes características:</text:p>
              <text:list>
                <text:list-item>
                  <text:p text:style-name="P14"><text:soft-page-break/>Ser consistente con las políticas de certificación.</text:p>
                </text:list-item>
                <text:list-item>
                  <text:p text:style-name="P14">Describir el plan de entrenamiento de los empleados.</text:p>
                </text:list-item>
                <text:list-item>
                  <text:p text:style-name="P14">Incluir la forma en que se verifica la identidad de las personas.</text:p>
                </text:list-item>
                <text:list-item>
                  <text:p text:style-name="P6">Incluir procedimientos de entrega y uso de la llave privada por los titulares de los certificados. Según la norma ETSI TS 102 042 se entiende que el PSC tiene la obligación de generar y entregar en forma segura la llave privada del titular de un certificado de firma electrónica avanzada emitido por él, asegurándose además de la fiabilidad del dispositivo seguro y los mecanismos que el titular utiliza para firmar.</text:p>
                </text:list-item>
                <text:list-item>
                  <text:p text:style-name="P14">Incluir la metodología adoptada para manejar los temas de:</text:p>
                </text:list-item>
              </text:list>
            </text:list-item>
          </text:list>
        </text:list-item>
      </text:list>
      <text:list xml:id="list4885312866316790552" text:style-name="WW8Num20">
        <text:list-item>
          <text:p text:style-name="P16">Análisis de riesgos</text:p>
        </text:list-item>
        <text:list-item>
          <text:p text:style-name="P16">Plan de recuperación de desastres</text:p>
        </text:list-item>
        <text:list-item>
          <text:p text:style-name="P16">Plan de seguridad</text:p>
        </text:list-item>
        <text:list-item>
          <text:p text:style-name="P16">Incluir la interacción entre las unidades internas que cumplen la función de AC y AR.</text:p>
        </text:list-item>
      </text:list>
      <text:list xml:id="list144048632301248" text:continue-list="list144049449284604" text:style-name="WW8Num5">
        <text:list-item>
          <text:list>
            <text:list-item>
              <text:list>
                <text:list-item>
                  <text:p text:style-name="P14">Mostrar la nómina de los cargos de personal, con la descripción de las responsabilidades y los procedimientos en que los empleados realizan sus funciones.</text:p>
                </text:list-item>
                <text:list-item>
                  <text:p text:style-name="P14">Se autenticará la identidad del titular y forma de política para verificar el nombre del titular.</text:p>
                </text:list-item>
                <text:list-item>
                  <text:p text:style-name="P14">El PSC debe tener implementados procedimientos y prácticas que permitan entregar en forma personal y segura los datos de creación de firma al titular del certificado.</text:p>
                </text:list-item>
                <text:list-item>
                  <text:p text:style-name="P14">El PSC debe tener implementados procedimientos y prácticas que aseguren que una vez entregados los datos de creación de firma sólo el titular tenga control de ellos. El dispositivo seguro entregado al titular debe firmar internamente el documento sin ser jamás accesible la llave privada del titular. El mecanismo de control de acceso a la llave privada sólo debe ser conocido por el titular al momento de la entrega del dispositivo y en lo posible modificable por el mismo titular, antes de ser utilizado por primera vez. El dispositivo seguro debe contar con mecanismos que inhabiliten el dispositivo en caso de reiterados intentos fallidos de acceso. El PSC debe entregar al titular herramientas, aplicaciones e instrucciones para que el titular pueda firmar en forma segura.</text:p>
                </text:list-item>
                <text:list-item>
                  <text:p text:style-name="P14">El PSC debe tener implementados procedimientos de capacitación que permitan al titular manejar en forma segura e informada el dispositivo de firma, y además mantener un servicio de atención para responder y solucionar dudas de los usuarios.</text:p>
                </text:list-item>
              </text:list>
            </text:list-item>
          </text:list>
        </text:list-item>
      </text:list>
      <text:list xml:id="list6956199139689465166" text:style-name="WW8Num30">
        <text:list-item>
          <text:list>
            <text:list-item>
              <text:list>
                <text:list-item>
                  <text:p text:style-name="P17">Hacer referencia del personal en los planes de continuidad del negocio y los planes de recuperación de desastres y contingencia.</text:p>
                </text:list-item>
              </text:list>
            </text:list-item>
          </text:list>
        </text:list-item>
      </text:list>
      <text:list xml:id="list144049554640554" text:continue-list="list144048632301248" text:style-name="WW8Num5">
        <text:list-item>
          <text:list>
            <text:list-item>
              <text:list>
                <text:list-item>
                  <text:p text:style-name="P14">Describir los planes de emergencia.</text:p>
                </text:list-item>
                <text:list-item>
                  <text:p text:style-name="P14">Descripción detallada de las siguientes operaciones:</text:p>
                </text:list-item>
              </text:list>
            </text:list-item>
          </text:list>
        </text:list-item>
      </text:list>
      <text:list xml:id="list3365713894444320492" text:style-name="WW8Num3">
        <text:list-item>
          <text:p text:style-name="P18">Procedimiento seguro de suspensión y revocación de certificados.</text:p>
        </text:list-item>
        <text:list-item>
          <text:p text:style-name="P18">Medidas de control de acceso.</text:p>
        </text:list-item>
        <text:list-item>
          <text:p text:style-name="P18">Procedimientos de respaldo y recuperación.</text:p>
        </text:list-item>
      </text:list>
      <text:list xml:id="list144049538319295" text:continue-list="list144049554640554" text:style-name="WW8Num5">
        <text:list-item>
          <text:list>
            <text:list-item>
              <text:list>
                <text:list-item>
                  <text:p text:style-name="P14">El documento debe cubrir los procedimientos que involucren la interacción entre la AC y AR</text:p>
                </text:list-item>
              </text:list>
            </text:list-item>
          </text:list>
        </text:list-item>
      </text:list>
      <text:p text:style-name="P34"><text:span text:style-name="T9">3. </text:span>El <text:span text:style-name="T12">Manual de Operaciones de Autoridad Registradora </text:span>tendrá que considerar por lo menos el RFC 2527.</text:p>
      <text:p text:style-name="P15"><text:soft-page-break/></text:p>
      <text:list xml:id="list144048714417905" text:continue-numbering="true" text:style-name="WW8Num5">
        <text:list-item>
          <text:p text:style-name="P12">Examen del personal.</text:p>
        </text:list-item>
      </text:list>
      <text:p text:style-name="P13"/>
      <text:list xml:id="list144048725895620" text:continue-numbering="true" text:style-name="WW8Num5">
        <text:list-item>
          <text:list>
            <text:list-item>
              <text:p text:style-name="P14">Verificar que el PSC emplea personal calificado para la prestación de los servicios ofrecidos, en el ámbito de la firma electrónica y los procedimientos de seguridad y de gestión, con el fin de minimizar los riesgos de errores humanos, robos o mal uso de los atributos del cargo.</text:p>
            </text:list-item>
          </text:list>
        </text:list-item>
      </text:list>
      <text:p text:style-name="P45">verificando la concordancia de los perfiles en cada cargo y función, con el análisis de riesgos.</text:p>
      <text:list xml:id="list144048725184108" text:continue-numbering="true" text:style-name="WW8Num5">
        <text:list-item>
          <text:list>
            <text:list-item>
              <text:p text:style-name="P14">Se evaluará en conformidad al análisis de riesgos del PSC que el personal que maneja o tiene acceso a sistemas e información sensible cumpla al menos con las siguientes condiciones:</text:p>
            </text:list-item>
          </text:list>
        </text:list-item>
      </text:list>
      <text:p text:style-name="P25"/>
      <text:list xml:id="list144050307711277" text:continue-numbering="true" text:style-name="WW8Num5">
        <text:list-item>
          <text:list>
            <text:list-item>
              <text:list>
                <text:list-item>
                  <text:p text:style-name="P14">Que califique como técnico o profesional para el cargo o función que desempeña.</text:p>
                </text:list-item>
                <text:list-item>
                  <text:p text:style-name="P14">Que tenga la experiencia mínima requerida para el cargo y función que desempeña.</text:p>
                </text:list-item>
                <text:list-item>
                  <text:p text:style-name="P6"><text:span text:style-name="T9">Que no posea antecedentes penales o </text:span>comerciales<text:span text:style-name="T9"> que lo inhabiliten.</text:span></text:p>
                </text:list-item>
                <text:list-item>
                  <text:p text:style-name="P14">Que conozca los procedimientos mínimos de</text:p>
                </text:list-item>
              </text:list>
            </text:list-item>
          </text:list>
        </text:list-item>
      </text:list>
      <text:p text:style-name="P43">seguridad que debe guardar en su función.</text:p>
      <text:p text:style-name="P43"/>
      <text:p text:style-name="P35">Se evaluará el procedimiento que utilice el PSC para reclutar,</text:p>
      <text:p text:style-name="P35">seleccionar, evaluar y contratar personal crítico.</text:p>
      <text:p text:style-name="P45">Se evaluará el procedimiento que utilice el PSC para comprobar los antecedentes del personal crítico antes de contratarlo y el procedimiento para verificar antecedentes del personal contratado.</text:p>
      <text:p text:style-name="P35">El personal de operaciones y sistemas no debería tener acceso a funciones de confianza, hasta que todos sus antecedentes hayan sido razonablemente verificados.</text:p>
      <text:p text:style-name="P35">El personal que maneje información sensible, deberá ser personal de planta, existiendo contratos de confidencialidad que se extiendan mas allá de la vigencia del contrato del empleado y/o empresa externa.</text:p>
      <text:p text:style-name="P35">Se evaluará que el personal tenga entrenamiento, capacitación y un pleno conocimiento de las políticas <text:s/>y procedimientos.</text:p>
      <text:list xml:id="list144048840140647" text:continue-numbering="true" text:style-name="WW8Num5">
        <text:list-item>
          <text:list>
            <text:list-item>
              <text:p text:style-name="P14">Verificar la capacidad técnica y los antecedentes del Oficial de Seguridad empleado por el PSC.</text:p>
            </text:list-item>
            <text:list-item>
              <text:p text:style-name="P14">El Oficial de Seguridad debe velar por el diseño, implantación y cumplimiento de los procedimientos y prácticas de seguridad en las instalaciones del PSC. Esta función demanda que el perfil del Oficial y los procedimientos de reclutamiento, evaluación, selección, y verificación de antecedentes penales y comerciales de este personal deben cumplir un alto estándar de exigencia. En particular se debe comprobar que el Oficial cumpla al menos los siguiente requisitos:</text:p>
            </text:list-item>
          </text:list>
        </text:list-item>
      </text:list>
      <text:p text:style-name="P25"/>
      <text:list xml:id="list144048344241627" text:continue-numbering="true" text:style-name="WW8Num5">
        <text:list-item>
          <text:list>
            <text:list-item>
              <text:list>
                <text:list-item>
                  <text:p text:style-name="P14">Que tenga la calificación profesional en el ámbito de la seguridad tanto lógica como física. El perfil recomendado como mínimo es Ingeniero en Computación o equivalente con certificación y/o experiencia de al menos 5 años en el ámbito de la seguridad informática.</text:p>
                </text:list-item>
                <text:list-item>
                  <text:p text:style-name="P6"><text:span text:style-name="T9">Que no posea antecedentes penales o </text:span>comerciales<text:span text:style-name="T9"> que lo </text:span><text:span text:style-name="T14">inhabiliten </text:span><text:span text:style-name="T15">en México o en el extranjero.</text:span><text:span text:style-name="T14"> </text:span></text:p>
                </text:list-item>
              </text:list>
            </text:list-item>
          </text:list>
        </text:list-item>
      </text:list>
      <text:p text:style-name="P39"/>
      <text:p text:style-name="P35"><text:soft-page-break/>Se evaluará el procedimiento que utiliza el PSC para reclutar, evaluar y seleccionar al Oficial de Seguridad. </text:p>
      <text:p text:style-name="P35"/>
      <text:p text:style-name="P35">Se evaluará el procedimiento definido por el PSC para comprobar los antecedentes del OS una vez seleccionado.</text:p>
      <text:p text:style-name="P35"/>
      <text:p text:style-name="Sangría_20_3_20_de_20_t._20_independiente">Se evaluará el procedimiento y las fuentes que utiliza el PSC para comprobar los antecedentes del Oficial de Seguridad.</text:p>
      <text:p text:style-name="P35">Adicionalmente, se evaluarán las cláusulas contractuales, de modo que aseguren que la vigencia de compromisos de no divulgación de información más allá de la vigencia de los contratos, en caso de cesación del profesional en el cargo.</text:p>
      <text:p text:style-name="P35"/>
      <text:list xml:id="list144049365056760" text:continue-numbering="true" text:style-name="WW8Num5">
        <text:list-item>
          <text:list>
            <text:list-item>
              <text:p text:style-name="P3">El Examen del Personal (calificado) tendrá que considerar por lo menos el estándar ISO 17799 y ETSI TS 102 042.</text:p>
            </text:list-item>
            <text:list-item>
              <text:p text:style-name="P3">El <text:s/>Examen del Personal (Oficial de Seguridad) tendrá que considerar por <text:s text:c="3"/>lo menos el ISO 17799</text:p>
            </text:list-item>
          </text:list>
        </text:list-item>
      </text:list>
      <text:p text:style-name="P46"/>
      <text:p text:style-name="P44"><text:span text:style-name="T2">20. </text:span><text:span text:style-name="T3">Se debe utilizar los siguientes estándares abiertos de la industria de Infraestructura de Llave Pública:</text:span></text:p>
      <text:p text:style-name="P9"/>
      <text:list xml:id="list4088559644290805164" text:style-name="WW8Num19">
        <text:list-item>
          <text:p text:style-name="P19">Certificados digitales: X.509 V3 de ITU-T.</text:p>
        </text:list-item>
        <text:list-item>
          <text:p text:style-name="P19">Atributos de certificados digitales: X.520 de ITU-T.</text:p>
        </text:list-item>
        <text:list-item>
          <text:p text:style-name="P19">Lista de Certificados Revocados: X.509 V2 de ITU-T y OCSP V (RFC 2560).</text:p>
        </text:list-item>
        <text:list-item>
          <text:p text:style-name="P19">Infraestructura de Llave Pública: PKIX.</text:p>
        </text:list-item>
        <text:list-item>
          <text:p text:style-name="P19">Directorio de certificados: X.509 V3 y LDAP V2 (RFC 2587).</text:p>
        </text:list-item>
        <text:list-item>
          <text:p text:style-name="P19">Algoritmos de llave pública: RSA (RFC 2313) y DSA.</text:p>
        </text:list-item>
        <text:list-item>
          <text:p text:style-name="P19">Algoritmos de llave secreta/sesión: AES, DES, 3DES, RC2 y RC4.</text:p>
        </text:list-item>
        <text:list-item>
          <text:p text:style-name="P19">Estándar de firmas digitales: FIPS PUB 186-2.</text:p>
        </text:list-item>
        <text:list-item>
          <text:p text:style-name="P21"><text:span text:style-name="T11">Funciones </text:span><text:span text:style-name="T6">hash</text:span><text:span text:style-name="T11">: MD5 (RFC 1321) y SHA-1 (RFC 3174).</text:span></text:p>
        </text:list-item>
        <text:list-item>
          <text:p text:style-name="P22">Email: S/MIME y PEM.</text:p>
        </text:list-item>
        <text:list-item>
          <text:p text:style-name="P19">Tecnología de llaves públicas: PKCS.</text:p>
        </text:list-item>
        <text:list-item>
          <text:p text:style-name="P19">Auditorias de la Autoridad Certificadora: SAS 70 tipo II, CA Web Trust e ISO 17799.</text:p>
        </text:list-item>
        <text:list-item>
          <text:p text:style-name="P19">Conservación de mensajes de datos: NOM 151.</text:p>
        </text:list-item>
        <text:list-item>
          <text:p text:style-name="P19">Reglas de seguridad para EDIFACT: ISO 9735.</text:p>
        </text:list-item>
        <text:list-item>
          <text:p text:style-name="P19">Requerimiento enviado a una Autoridad de Estampas de Tiempo: RFC 3161.</text:p>
        </text:list-item>
        <text:list-item>
          <text:p text:style-name="P20">Certificado de la Infraestructura de la Llave Pública y Lista de Revocación de Certificados: RFC 3280, Internet X.509</text:p>
        </text:list-item>
        <text:list-item>
          <text:p text:style-name="P20">Plan de Administración de Llaves: FIPS-140 Nivel 3 o Common Criteria EAL 4</text:p>
        </text:list-item>
        <text:list-item>
          <text:p text:style-name="P20">Declaración de Prácticas de Certificación: RFC 2527 y ETSI 102 04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2.498cm" fo:margin-right="0cm" fo:text-indent="0cm" style:auto-text-indent="false" style:text-autospace="none"/>
      <style:text-properties fo:color="#000000" style:font-name="ArialMT" fo:font-family="ArialMT" style:font-family-generic="swiss" fo:font-size="11pt" style:font-size-asian="11pt" style:font-name-complex="ArialMT" style:font-family-complex="ArialMT" style:font-family-generic-complex="swiss" style:font-size-complex="11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3_20_de_20_t._20_independiente" style:display-name="Sangría 3 de t. independiente" style:family="paragraph" style:parent-style-name="Standard">
      <style:paragraph-properties fo:margin-left="2.498cm" fo:margin-right="0cm" fo:text-align="justify" style:justify-single-word="false" fo:text-indent="0cm" style:auto-text-indent="false" style:text-autospace="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size-complex="11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size-complex="11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Courier New" fo:font-family="'Courier New'" style:font-family-generic="modern" style:font-name-complex="Courier New" style:font-family-complex="'Courier New'" style:font-family-generic-complex="modern"/>
    </style:style>
    <style:style style:name="WW8Num20z1" style:family="text"/>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Courier New" fo:font-family="'Courier New'" style:font-family-generic="modern" style:font-name-complex="Courier New" style:font-family-complex="'Courier New'" style:font-family-generic-complex="modern"/>
    </style:style>
    <style:style style:name="WW8Num25z1" style:family="text"/>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Courier New" fo:font-family="'Courier New'" style:font-family-generic="modern" style:font-name-complex="Courier New" style:font-family-complex="'Courier New'" style:font-family-generic-complex="modern"/>
    </style:style>
    <style:style style:name="WW8Num30z1" style:family="text"/>
    <style:style style:name="WW8Num30z2" style:family="text"/>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3.653cm" fo:text-indent="-0.635cm" fo:margin-left="13.65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4.763cm" fo:text-indent="-0.635cm" fo:margin-left="4.763cm"/>
        </style:list-level-properties>
        <style:text-properties style:font-name="Courier New1"/>
      </text:list-level-style-bullet>
      <text:list-level-style-number text:level="2" text:style-name="WW8Num3z1"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3.653cm" fo:text-indent="-0.635cm" fo:margin-left="13.653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3.653cm" fo:text-indent="-0.635cm" fo:margin-left="13.65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WW8Num8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8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1"/>
      </text:list-level-style-bullet>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4.382cm" fo:text-indent="-0.635cm" fo:margin-left="4.38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6.922cm" fo:text-indent="-0.318cm" fo:margin-left="6.922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10.732cm" fo:text-indent="-0.318cm" fo:margin-left="10.73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2.002cm" fo:text-indent="-0.635cm" fo:margin-left="12.002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3.272cm" fo:text-indent="-0.635cm" fo:margin-left="13.272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4.542cm"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14z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4.382cm" fo:text-indent="-0.635cm" fo:margin-left="4.382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6.922cm" fo:text-indent="-0.318cm" fo:margin-left="6.922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10.732cm" fo:text-indent="-0.318cm" fo:margin-left="10.73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2.002cm" fo:text-indent="-0.635cm" fo:margin-left="12.002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3.272cm" fo:text-indent="-0.635cm" fo:margin-left="13.272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4.542cm"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4.382cm" fo:text-indent="-0.635cm" fo:margin-left="4.382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5.652cm" fo:text-indent="-0.635cm" fo:margin-left="5.652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9.462cm" fo:text-indent="-0.635cm" fo:margin-left="9.462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3.272cm" fo:text-indent="-0.635cm" fo:margin-left="13.272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4.763cm" fo:text-indent="-0.635cm" fo:margin-left="4.763cm"/>
        </style:list-level-properties>
        <style:text-properties style:font-name="Courier New1"/>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bullet text:level="3" text:style-name="WW8Num20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13.653cm" fo:text-indent="-0.635cm" fo:margin-left="13.653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4.382cm" fo:text-indent="-0.635cm" fo:margin-left="4.382cm"/>
        </style:list-level-properties>
      </text:list-level-style-number>
      <text:list-level-style-bullet text:level="2" text:style-name="WW8Num21z1" style:num-suffix="." text:bullet-char="o">
        <style:list-level-properties text:list-level-position-and-space-mode="label-alignment">
          <style:list-level-label-alignment text:label-followed-by="listtab" text:list-tab-stop-position="5.652cm" fo:text-indent="-0.635cm" fo:margin-left="5.652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9.462cm" fo:text-indent="-0.635cm" fo:margin-left="9.462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3.272cm" fo:text-indent="-0.635cm" fo:margin-left="13.272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4.763cm" fo:text-indent="-0.635cm" fo:margin-left="4.763cm"/>
        </style:list-level-properties>
        <style:text-properties style:font-name="Courier New1"/>
      </text:list-level-style-bullet>
      <text:list-level-style-number text:level="2" text:style-name="WW8Num25z1"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13.653cm" fo:text-indent="-0.635cm" fo:margin-left="13.653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5.673cm" fo:text-indent="-0.318cm" fo:margin-left="5.673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9.483cm" fo:text-indent="-0.318cm" fo:margin-left="9.483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10.753cm" fo:text-indent="-0.635cm" fo:margin-left="10.753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3.293cm"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9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es" fo:country="MX" fo:font-weight="bold" style:font-weight-asian="bold" style:font-weight-complex="bold"/>
    </style:style>
    <style:style style:name="MP2" style:family="paragraph" style:parent-style-name="Header">
      <style:paragraph-properties fo:text-align="end" style:justify-single-word="false"/>
      <style:text-properties fo:font-size="8pt" fo:language="es" fo:country="MX" fo:font-weight="bold" style:font-size-asian="8pt" style:font-weight-asian="bold" style:font-weight-complex="bold"/>
    </style:style>
    <style:page-layout style:name="Mpm1">
      <style:page-layout-properties fo:page-width="21.001cm" fo:page-height="29.7cm" style:num-format="1" style:print-orientation="portrait" fo:margin-top="1.251cm" fo:margin-bottom="2.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ANEXO 2</text:p>
        <text:p text:style-name="MP2">Tercera Revisiòn 24/09/0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TERIOS DE SEGURIDAD PSC</dc:title>
    <meta:initial-creator>Carlos Cadena</meta:initial-creator>
    <meta:creation-date>2003-09-24T18:17:00</meta:creation-date>
    <dc:creator>Hermilo</dc:creator>
    <dc:date>2003-10-30T18:07:00</dc:date>
    <meta:print-date>2003-08-28T10:10:00</meta:print-date>
    <meta:editing-cycles>5</meta:editing-cycles>
    <meta:editing-duration>PT6M</meta:editing-duration>
    <meta:document-statistic meta:table-count="0" meta:image-count="0" meta:object-count="0" meta:page-count="15" meta:paragraph-count="380" meta:word-count="6366" meta:character-count="39617" meta:non-whitespace-character-count="33940"/>
    <meta:generator>LibreOffice/5.0.3.2$Linux_X86_64 LibreOffice_project/00m0$Build-2</meta:generator>
  </office:meta>
</office:document-meta>
</file>